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WW-Normal_20__28_Web_29_" style:master-page-name="Standard">
      <style:paragraph-properties fo:text-align="center" style:justify-single-word="false"/>
      <style:text-properties fo:color="#000000" style:font-name="Times" fo:font-size="13.5pt" style:text-underline-style="solid" style:text-underline-width="auto" style:text-underline-color="font-color" fo:font-weight="bold" style:font-size-asian="13.5pt" style:font-weight-asian="bold" style:font-size-complex="13.5pt" style:font-weight-complex="bold"/>
    </style:style>
    <style:style style:name="P2" style:family="paragraph" style:parent-style-name="WW-Normal_20__28_Web_29_">
      <style:paragraph-properties fo:text-align="center" style:justify-single-word="false"/>
      <style:text-properties fo:color="#000000" style:font-name="Times" fo:font-size="13.5pt" style:text-underline-style="solid" style:text-underline-width="auto" style:text-underline-color="font-color" fo:font-weight="bold" style:font-size-asian="13.5pt" style:font-weight-asian="bold" style:font-size-complex="13.5pt" style:font-weight-complex="bold"/>
    </style:style>
    <style:style style:name="P3" style:family="paragraph" style:parent-style-name="WW-Normal_20__28_Web_29_">
      <style:paragraph-properties fo:text-align="center" style:justify-single-word="false"/>
      <style:text-properties fo:color="#000000" style:font-name="Lucida Console" fo:font-size="22pt" style:text-underline-style="solid" style:text-underline-width="auto" style:text-underline-color="font-color" fo:font-weight="bold" style:font-size-asian="22pt" style:font-weight-asian="bold" style:font-size-complex="13.5pt" style:font-weight-complex="bold"/>
    </style:style>
    <style:style style:name="P4" style:family="paragraph" style:parent-style-name="WW-Normal_20__28_Web_29_">
      <style:paragraph-properties fo:text-align="end" style:justify-single-word="false"/>
      <style:text-properties fo:color="#000000" style:font-name="Arial" fo:font-size="14pt" style:font-size-asian="14pt" style:font-name-complex="Arial"/>
    </style:style>
    <style:style style:name="P5" style:family="paragraph" style:parent-style-name="WW-Normal_20__28_Web_29_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646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7.293cm" style:type="right" style:leader-style="dotted" style:leader-text="."/>
        </style:tab-stops>
      </style:paragraph-properties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Heading_20_4">
      <style:text-properties fo:language="pt" fo:country="BR"/>
    </style:style>
    <style:style style:name="P13" style:family="paragraph" style:parent-style-name="TextoMetodo">
      <style:text-properties fo:language="en" fo:country="US"/>
    </style:style>
    <style:style style:name="P14" style:family="paragraph" style:parent-style-name="TextoMetodo" style:list-style-name="WW8Num10">
      <style:paragraph-properties fo:margin-left="0cm" fo:margin-right="0cm" fo:text-indent="0cm" style:auto-text-indent="false"/>
    </style:style>
    <style:style style:name="P15" style:family="paragraph" style:parent-style-name="TextoMetodo">
      <style:paragraph-properties fo:margin-left="2.498cm" fo:margin-right="0cm" fo:text-indent="0cm" style:auto-text-indent="false"/>
      <style:text-properties fo:language="en" fo:country="US"/>
    </style:style>
    <style:style style:name="P16" style:family="paragraph" style:parent-style-name="Itensa" style:list-style-name="L2"/>
    <style:style style:name="P17" style:family="paragraph" style:parent-style-name="List" style:list-style-name="L3">
      <style:paragraph-properties fo:margin-left="0cm" fo:margin-right="0cm" fo:text-indent="0cm" style:auto-text-indent="false"/>
      <style:text-properties fo:language="en" fo:country="US"/>
    </style:style>
    <style:style style:name="P18" style:family="paragraph" style:parent-style-name="Itensa" style:list-style-name="L4"/>
    <style:style style:name="P19" style:family="paragraph" style:parent-style-name="List" style:list-style-name="L3">
      <style:paragraph-properties fo:margin-left="0cm" fo:margin-right="0cm" fo:text-indent="0cm" style:auto-text-indent="false"/>
    </style:style>
    <style:style style:name="P20" style:family="paragraph" style:parent-style-name="Itensa" style:list-style-name="L5"/>
    <style:style style:name="P21" style:family="paragraph" style:parent-style-name="Itensa" style:list-style-name="L6"/>
    <style:style style:name="P22" style:family="paragraph" style:parent-style-name="Itensa" style:list-style-name="L7"/>
    <style:style style:name="P23" style:family="paragraph" style:parent-style-name="Itensa" style:list-style-name="L8"/>
    <style:style style:name="P24" style:family="paragraph" style:parent-style-name="Itensa" style:list-style-name="L9"/>
    <style:style style:name="P25" style:family="paragraph" style:parent-style-name="Itensa" style:list-style-name="L10"/>
    <style:style style:name="P26" style:family="paragraph" style:parent-style-name="Heading_20_3">
      <style:text-properties fo:language="en" fo:country="US"/>
    </style:style>
    <style:style style:name="P27" style:family="paragraph" style:parent-style-name="TextoMetodo">
      <style:text-properties fo:language="en" fo:country="US" fo:font-weight="bold" style:font-weight-asian="bold" style:font-weight-complex="bold"/>
    </style:style>
    <style:style style:name="P28" style:family="paragraph" style:parent-style-name="Itens">
      <style:paragraph-properties fo:margin-left="0.231cm" fo:margin-right="0cm" fo:text-indent="0cm" style:auto-text-indent="false">
        <style:tab-stops/>
      </style:paragraph-properties>
    </style:style>
    <style:style style:name="P29" style:family="paragraph" style:parent-style-name="Heading_20_4">
      <style:text-properties fo:language="es" fo:country="ES"/>
    </style:style>
    <style:style style:name="P30" style:family="paragraph" style:parent-style-name="Standard">
      <style:paragraph-properties fo:margin-left="0.635cm" fo:margin-right="0cm" fo:text-indent="-0.635cm" style:auto-text-indent="false"/>
    </style:style>
    <style:style style:name="P31" style:family="paragraph" style:parent-style-name="TextoMetodo">
      <style:paragraph-properties fo:margin-left="0.635cm" fo:margin-right="0cm" fo:text-indent="-0.635cm" style:auto-text-indent="false"/>
    </style:style>
    <style:style style:name="T1" style:family="text">
      <style:text-properties fo:color="#000000" style:font-name="Arial" fo:font-size="14pt" fo:language="en" fo:country="US" style:font-size-asian="14pt" style:font-name-complex="Arial"/>
    </style:style>
    <style:style style:name="T2" style:family="text" style:parent-style-name="Internet_20_link">
      <style:text-properties fo:color="#0000ff" style:font-name="Arial" fo:font-size="14pt" fo:language="en" fo:country="US" style:font-size-asian="14pt" style:font-name-complex="Arial"/>
    </style:style>
    <style:style style:name="T3" style:family="text" style:parent-style-name="Internet_20_link">
      <style:text-properties fo:color="#000000" style:font-name="Arial" fo:font-size="14pt" fo:language="en" fo:country="US" style:font-size-asian="14pt" style:font-name-complex="Arial"/>
    </style:style>
    <style:style style:name="T4" style:family="text">
      <style:text-properties fo:language="pt" fo:country="BR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s" fo:country="ES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suffix="." style:num-format="1">
        <style:list-level-properties text:min-label-width="4.247cm"/>
      </text:list-level-style-number>
      <text:list-level-style-number text:level="6" style:num-suffix="." style:num-format="1" text:display-levels="2">
        <style:list-level-properties text:min-label-width="5.496cm"/>
      </text:list-level-style-number>
      <text:list-level-style-number text:level="7" style:num-suffix="." style:num-format="1" text:display-levels="3">
        <style:list-level-properties text:min-label-width="6.745cm"/>
      </text:list-level-style-number>
      <text:list-level-style-number text:level="8" style:num-suffix="." style:num-format="1" text:display-levels="4">
        <style:list-level-properties text:min-label-width="7.994cm"/>
      </text:list-level-style-number>
      <text:list-level-style-number text:level="9" style:num-suffix="." style:num-format="1" text:display-levels="5">
        <style:list-level-properties text:min-label-width="9.243cm"/>
      </text:list-level-style-number>
      <text:list-level-style-number text:level="10" style:num-format=""/>
    </text:list-style>
    <text:list-style style:name="L2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 text:consecutive-numbering="true">
      <text:list-level-style-bullet text:level="1" text:style-name="WW8NumSt18z0" style:num-prefix="*" text:bullet-char="">
        <style:list-level-properties text:space-before="1.251cm" text:min-label-width="0.499cm"/>
        <style:text-properties style:font-name="Tms Rm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>MIOLO 2.0</text:p>
      <text:p text:style-name="P3">Guia de Referência</text:p>
      <text:p text:style-name="P4"/>
      <text:p text:style-name="P4"/>
      <text:p text:style-name="P4"/>
      <text:p text:style-name="P4"/>
      <text:p text:style-name="P4"/>
      <text:p text:style-name="P5"><text:span text:style-name="T1">Vilson Cristiano Gärtner<text:line-break/></text:span><text:a xlink:type="simple" xlink:href="mailto:vilson@miolo.org.br"><text:span text:style-name="T2">vilson@miolo.org.br</text:span></text:a></text:p>
      <text:p text:style-name="P5"><text:span text:style-name="T3">Ely Edison Matos<text:line-break/></text:span><text:a xlink:type="simple" xlink:href="mailto:ely.matos@ufjf.edu.br"><text:span text:style-name="Internet_20_link"><text:span text:style-name="T2">ely.matos@ufjf.edu.br</text:span></text:span></text:a></text:p>
      <text:p text:style-name="P5">versão do documento: 1.1</text:p>
      <text:p text:style-name="P6">16/05/2006</text:p>
      <text:p text:style-name="Standard"/>
      <text:p text:style-name="Standard"/>
      <text:p text:style-name="Standard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">1.MIOLO<text:tab/>3</text:p>
          <text:p text:style-name="P8">class MIOLO<text:tab/>3</text:p>
          <text:p text:style-name="P8">class Context<text:tab/>5</text:p>
          <text:p text:style-name="P7">2.Controles<text:tab/>5</text:p>
          <text:p text:style-name="P8">Class UI<text:tab/>5</text:p>
          <text:p text:style-name="P8">class Theme<text:tab/>6</text:p>
          <text:p text:style-name="P8">class Page<text:tab/>7</text:p>
          <text:p text:style-name="P8">class Form<text:tab/>8</text:p>
          <text:p text:style-name="P8">Server Controls<text:tab/>10</text:p>
          <text:p text:style-name="P8">Lookup<text:tab/>15</text:p>
          <text:p text:style-name="P8">Datagrid<text:tab/>16</text:p>
          <text:p text:style-name="P9">Criação<text:tab/>16</text:p>
          <text:p text:style-name="P9">Colunas<text:tab/>16</text:p>
          <text:p text:style-name="P9">Class DataGridColumn <text:tab/>16</text:p>
          <text:p text:style-name="P9">Class DataGridHyperlink<text:tab/>16</text:p>
          <text:p text:style-name="P9">Class DataGridControl<text:tab/>17</text:p>
          <text:p text:style-name="P8">Ações<text:tab/>17</text:p>
          <text:p text:style-name="P8">Métodos<text:tab/>17</text:p>
          <text:p text:style-name="P8">Tabelas<text:tab/>19</text:p>
          <text:p text:style-name="P9">class TableRaw<text:tab/>19</text:p>
          <text:p text:style-name="P8">HTML Controls<text:tab/>19</text:p>
          <text:p text:style-name="P8">Theme Controls<text:tab/>19</text:p>
          <text:p text:style-name="P8">Menus<text:tab/>19</text:p>
          <text:p text:style-name="P9">class ThemeMenu<text:tab/>19</text:p>
          <text:p text:style-name="P8">Validators<text:tab/>19</text:p>
          <text:p text:style-name="P8">Controles do usuário<text:tab/>20</text:p>
          <text:p text:style-name="P8">Styles<text:tab/>20</text:p>
          <text:p text:style-name="P7">3.Regras de negócio<text:tab/>20</text:p>
          <text:p text:style-name="P8">classe Business<text:tab/>20</text:p>
          <text:p text:style-name="P7">4.Acesso a Dados<text:tab/>21</text:p>
          <text:p text:style-name="P8">classe Database<text:tab/>21</text:p>
          <text:p text:style-name="P8">classe Connection<text:tab/>22</text:p>
          <text:p text:style-name="P8">classe Dataset<text:tab/>22</text:p>
          <text:p text:style-name="P8">classe Query<text:tab/>23</text:p>
          <text:p text:style-name="P8">classe Sql<text:tab/>24</text:p>
          <text:p text:style-name="P8">classe QueryRange<text:tab/>24</text:p>
          <text:p text:style-name="P7">5.Segurança<text:tab/>25</text:p>
          <text:p text:style-name="P8">class Login<text:tab/>25</text:p>
          <text:p text:style-name="P8">classe Auth<text:tab/>25</text:p>
          <text:p text:style-name="P8">classe Perms<text:tab/>25</text:p>
          <text:p text:style-name="P7">6.Trace e Debug<text:tab/>26</text:p>
          <text:p text:style-name="P7">7.Locales<text:tab/>26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MIOLO</text:h>
      <text:p text:style-name="Standard"/>
      <text:h text:style-name="P10" text:outline-level="2">class MIOLO</text:h>
      <text:p text:style-name="P11"/>
      <text:p text:style-name="Standard">É a classe central do framework, com métodos que são utilizados pelas demais classes e pelos módulos. </text:p>
      <text:p text:style-name="Heading_20_4"><text:span text:style-name="T4">function </text:span>MIOLO</text:p>
      <text:p text:style-name="TextoMetodo">Método construtor da classe. Inicializa as variáveis de configuração definidas no arquivo miolo.conf, inclui outros arquivos (classes) necessários ao framework e instancia as principais classes do kernel.</text:p>
      <text:p text:style-name="Heading_20_4">function Assert($cond,$msg='',$goto='')</text:p>
      <text:p text:style-name="TextoMetodo">Manipulador de asserções. Se a condição $cond de uma asserção falha (é false), uma mensagem de erro é apresentada e a execução do script é suspensa. O parâmetro $goto é uma URL; se informado é adicionado um botão com ação para o respectivo endereço.</text:p>
      <text:p text:style-name="Heading_20_4">function CheckAccess($trans, $Access, $deny)</text:p>
      <text:p text:style-name="TextoMetodo">Verifica se o usuário corrente (objeto Login) tem o direito $access na transação $trans. $deny determina se a execução do script deve ser interrompida ou não.</text:p>
      <text:p text:style-name="Heading_20_4">function Confirmation($msg,$gotoOK='',$gotoCancel='')</text:p>
      <text:p text:style-name="TextoMetodo">Cria uma tela apresentando a mensagem $msg. Os parâmetros $gotoOK e $gotoCancel são URLs; se forem informados são adicionados dois botões (Ok e Cancel) com a ação para os respectivos endereços.</text:p>
      <text:p text:style-name="Heading_20_4">function Dump($var,$file=false,$line=false,$info=false)</text:p>
      <text:p text:style-name="TextoMetodo">Gera um dump de "var" na tela. __FILE__ e __LINE__ são valores globais que indicam o arquivo e linha dessa execução. Info é alguma informação adicional.</text:p>
      <text:p text:style-name="Heading_20_4">function Error($msg='',$goto='', $caption='')</text:p>
      <text:p text:style-name="TextoMetodo">Cria uma tela apresentando a mensagem de erro $msg. O parâmetro $goto é uma URL; se for informado é adicionado um botão com a ação para esse endereço.</text:p>
      <text:p text:style-name="Heading_20_4">function GetAbsolutePath($rel=null)</text:p>
      <text:p text:style-name="TextoMetodo">Compõe um path para um arquivo a partir do diretório do MIOLO. </text:p>
      <text:p text:style-name="TextoMetodo">$arquivo = $MIOLO-&gt;GetAbsolutePath('/dir/arquivo.txt'); </text:p>
      <text:p text:style-name="Heading_20_4">function GetAbsoluteURL($rel,$module=null)</text:p>
      <text:p text:style-name="TextoMetodo">Compõe uma URL, a partir do home-url definido no miolo.conf, e retorna o endereço html do parâmetro $rel. Se $module for informado, compõe a URL com o nome do módulo, caso contrário, compõe utilizando o diretório de instalação do miolo.</text:p>
      <text:p text:style-name="Heading_20_4">function GetActionURL($module='', $action='NONE', $item='', $args=null , $dispatch=null)</text:p>
      <text:p text:style-name="TextoMetodo">Utilizado para gerar uma URL no formato do MIOLO (v. "Arquitetura"), para execução de um handler no módulo especificado por $module.</text:p>
      <text:p text:style-name="TextoMetodo">$acao=$MIOLO-&gt;GetActionURL('modulo', 'arquivo')</text:p>
      <text:p text:style-name="P12">function &amp; GetAuth()</text:p>
      <text:p text:style-name="TextoMetodo">Retorna uma referência para o objeto Auth.</text:p>
      <text:p text:style-name="Heading_20_4">function GetBusiness($module,$name='main')</text:p>
      <text:p text:style-name="TextoMetodo">Utilizado para instanciar a classe do arquivo $name no diretório classes do módulo $module. Para evitar conflitos de nomes, a classe derivada de Business deve ter o nome no formato &lt;Business&gt;&lt;Módulo&gt;&lt;Classe&gt;.</text:p>
      <text:p text:style-name="P13">$business = $MIOLO-&gt;GetBusiness('módulo, 'arquivo')</text:p>
      <text:p text:style-name="Heading_20_4">function GetDatabase($conf=null,$user=null,$pass=null)</text:p>
      <text:p text:style-name="TextoMetodo">Este método é utilizado para criar uma conexão com a base de dados especificada no parâmetro $conf. A configuração da base deve ter sido previamente criada no arquivo de configuração do MIOLO (miolo.conf). Retorna uma referência para um objeto Database.</text:p>
      <text:p text:style-name="P13">$MIOLO-&gt;GetDatabase('NomeBase')</text:p>
      <text:p text:style-name="Heading_20_4">function GetModulePath($module,$file)</text:p>
      <text:p text:style-name="TextoMetodo">Retorna um path indicando a localização do arquivo $file do módulo $module.</text:p>
      <text:p text:style-name="P12">function &amp; GetPage()</text:p>
      <text:p text:style-name="TextoMetodo">Retorna uma referência para o objeto Page.</text:p>
      <text:p text:style-name="P12">function &amp; GetPerms()</text:p>
      <text:p text:style-name="TextoMetodo">Retorna uma referência para o objeto Perms.</text:p>
      <text:p text:style-name="Heading_20_4">function &amp; GetTheme($themeid=’’,$layout=’’)</text:p>
      <text:p text:style-name="TextoMetodo">Retorna uma referencia para o tema (um objeto Theme) a ser usado, indicando o nome do tema ($themeid) e o layout a ser usado ($layout)</text:p>
      <text:p text:style-name="P13">$theme =&amp; $MIOLO-&gt;GetTheme();</text:p>
      <text:p text:style-name="Heading_20_4">function GetThemeURL($rel,$name=null,$default=null)</text:p>
      <text:p text:style-name="TextoMetodo">Retorna o endereço web do tema atualmente utilizado.</text:p>
      <text:p text:style-name="Heading_20_4">function GetUI()</text:p>
      <text:p text:style-name="TextoMetodo">Instancia a classe UI, permitindo acesso às funções de Interface de Usuário </text:p>
      <text:p text:style-name="Heading_20_4">function Information($msg,$goto='')</text:p>
      <text:p text:style-name="TextoMetodo">Cria uma tela apresentando a mensagem $msg. O parâmetro $goto é uma URL; se for informado é adicionado um botão com a ação para esse endereço.</text:p>
      <text:p text:style-name="Heading_20_4">function InvokeHandler($module,$name)</text:p>
      <text:p text:style-name="TextoMetodo">Cria dinamicamente uma classe interna ao script, e coloca na definição desta classe o conteúdo do arquivo $name que está no diretório handlers do módulo indicado por $module. Instancia um objeto desta classe, causando a execução dos comandos presentes no arquivo $name.</text:p>
      <text:p text:style-name="Heading_20_4">function IsLogging()</text:p>
      <text:p text:style-name="TextoMetodo">Determina se o processo de loggin está ativado.</text:p>
      <text:p text:style-name="Heading_20_4">function ListFiles($dir,$type='d')</text:p>
      <text:p text:style-name="TextoMetodo">Retorna uma lista dos arquivos do diretório $dir. O parâmetro $type indica se nomes de diretórios deverão ser incluídos ou não na lista.</text:p>
      <text:p text:style-name="Heading_20_4">function Prompt($prompt,$halt=true)</text:p>
      <text:p text:style-name="TextoMetodo">Método chamado pelos demais métodos de mensagens e avisos. O parâmetro $prompt é um objeto da classe Prompt e $halt indica se o processamento do script deve ou não ser interrompido.</text:p>
      <text:p text:style-name="Heading_20_4">function Question($msg,$gotoYes='',$gotoNo='')</text:p>
      <text:p text:style-name="TextoMetodo">Cria uma tela apresentando a mensagem $msg. Os parâmetros $gotoYes e $gotoNo são URLs; se forem informados são adicionados dois botões (Yes e No) com a ação para os respectivos endereços.</text:p>
      <text:p text:style-name="Heading_20_4">function _Request($vars, $from=’ALL’)</text:p>
      <text:p text:style-name="TextoMetodo">Obtém o valor de uma variável (ou de várias, em um array) a partir dos arrays globals do PHP ($_REQUEST, $_POST, $_GET, $_SESSION, global).</text:p>
      <text:p text:style-name="Heading_20_4">function UnScramble($text)</text:p>
      <text:p text:style-name="TextoMetodo">Criptografadecriptograva um $texto, usando como chave a sessionid corrente.</text:p>
      <text:p text:style-name="Heading_20_4">function SetLog($logname)</text:p>
      <text:p text:style-name="TextoMetodo">Determina o path para o arquivo de log.</text:p>
      <text:p text:style-name="Heading_20_4">function SetTheme(&amp;$theme)</text:p>
      <text:p text:style-name="TextoMetodo">Utilizado para definir o tema, "theme" é um objeto da classe Theme. Não deve ser confundido com o método SetIdTheme da classe Theme.</text:p>
      <text:p text:style-name="Heading_20_4">function Uses($name,$module=null)</text:p>
      <text:p text:style-name="TextoMetodo">Similar a função include do PHP. Esse método inclui no script o arquivo $name do módulo $module.</text:p>
      <text:p text:style-name="Heading_20_4">function UsesBusiness($module, $name=’main’)</text:p>
      <text:p text:style-name="TextoMetodo">Inclui o código referente a uma classe Business, sem instanciá-la.</text:p>
      <text:p text:style-name="Heading_20_4">function UsesExtensions()</text:p>
      <text:p text:style-name="TextoMetodo">Esse método inclui no script todos os arquivos do diretório &lt;home&gt;/extensions (que possuem classes que adicionam funcionalidade ao framework).</text:p>
      <text:p text:style-name="P13"/>
      <text:h text:style-name="P10" text:outline-level="2">class Context</text:h>
      <text:p text:style-name="Standard">Esta classe é usada para ober os dados passados na url do handler.php ($module, $action, $item). Também pode ser usada para compor uma url.</text:p>
      <text:p text:style-name="Heading_20_4">function ComposeURL()</text:p>
      <text:p text:style-name="TextoMetodo">Retorna uma url com os valores atuais dos atributos $module, $action e $item.</text:p>
      <text:p text:style-name="Heading_20_4">function Create($module,$action,$item)</text:p>
      <text:p text:style-name="TextoMetodo">Atribui os valores dos parâmetros aos atributos do objeto.</text:p>
      <text:p text:style-name="Heading_20_4">function GetAction($index=0)</text:p>
      <text:p text:style-name="TextoMetodo">Obtém o valor da string $action na posição indicada por $index.</text:p>
      <text:p text:style-name="Heading_20_4">function PushAction($a)</text:p>
      <text:p text:style-name="P13">Acrescenta a string $a no atributo $action.</text:p>
      <text:p text:style-name="Heading_20_4">function ShiftAction()</text:p>
      <text:p text:style-name="TextoMetodo">Obtém o próximo valor na seqüência da string $action.</text:p>
      <text:p text:style-name="TextoMetodo"/>
      <text:h text:style-name="Heading_20_1" text:outline-level="1">Controles</text:h>
      <text:h text:style-name="Heading_20_2" text:outline-level="2">Class UI</text:h>
      <text:p text:style-name="Standard">A classe UI atua como um ponto central para se obter as instâncias dos objetos referentes a interface com o usuário (forms, menus, imagens etc)</text:p>
      <text:p text:style-name="Standard"/>
      <text:p text:style-name="Heading_20_4">function Alert($msg,$info,$href='')</text:p>
      <text:p text:style-name="TextoMetodo">Emite uma mensagem de alerta.</text:p>
      <text:p text:style-name="Heading_20_4">function CreateForm($title='')</text:p>
      <text:p text:style-name="TextoMetodo">Instancia um formulário (class Form).</text:p>
      <text:p text:style-name="Heading_20_4">function GetForm($module,$name,$data=null, $dir=null)</text:p>
      <text:p text:style-name="TextoMetodo">Instancia um formulário definido pelo usuário. O arquivo com a classe do formulário deve estar localizado em &lt;home_miolo&gt;/$module/forms/&lt;$dir&gt;/$name.class. </text:p>
      <text:p text:style-name="Heading_20_4">function GetListing($module,$name,$data=null, $dir=null)</text:p>
      <text:p text:style-name="TextoMetodo">Instancia um grid (listing) definido pelo usuário. O arquivo com a classe do grid deve estar localizado em &lt;home_miolo&gt;/$module/listings/&lt;$dir&gt;/$name.class. </text:p>
      <text:p text:style-name="Heading_20_4">function GetMenu($module='main',$name='UIMainMenu')</text:p>
      <text:p text:style-name="TextoMetodo">Instancia um menu definido pelo usuário. O arquivo com a classe do menu deve estar localizado em &lt;home_miolo&gt;/$module/menus/$name.class.</text:p>
      <text:p text:style-name="Heading_20_4">function GetReport($module,$name,$data=null, $dir=null)</text:p>
      <text:p text:style-name="TextoMetodo">Instancia um relatório definido pelo usuário. O arquivo com a classe do relatório deve estar localizado em &lt;home_miolo&gt;/$module/reports/&lt;$dir&gt;/$name.class. </text:p>
      <text:p text:style-name="Heading_20_4">function GetImage($module,$nome)</text:p>
      <text:p text:style-name="TextoMetodo">Retorna a URL de uma imagem.</text:p>
      <text:h text:style-name="Heading_20_2" text:outline-level="2">class Theme</text:h>
      <text:p text:style-name="Standard">O objeto Theme encapsula o layout da página HTML a ser exibida. Os principais elementos HTML são encapsulados na classe e o “desenho” da página é feito através de seus métodos. Além disso a classe Theme permite instanciar os objetos que compõe o tema (Barra de navegação – navbar, Menus, área de conteúdo – content, Barra de status – statusbar).</text:p>
      <text:p text:style-name="Standard"/>
      <text:p text:style-name="P12">function &amp; GetNavigationBar()</text:p>
      <text:p text:style-name="TextoMetodo">Retorna uma referência para a barra de navegação (navbar).</text:p>
      <text:p text:style-name="Heading_20_4">function SetNavigationBar(&amp;$bar)</text:p>
      <text:p text:style-name="TextoMetodo">Atribui a barra de navegação.</text:p>
      <text:p text:style-name="P12">function ClearMenus()</text:p>
      <text:p text:style-name="TextoMetodo">Elimina os menus da página.</text:p>
      <text:p text:style-name="P12">function &amp; GetMenus()</text:p>
      <text:p text:style-name="TextoMetodo">Retorna o array de menus da página.</text:p>
      <text:p text:style-name="P12">function &amp; GetMainMenu()</text:p>
      <text:p text:style-name="TextoMetodo">Retorna uma referência para o menu principal.</text:p>
      <text:p text:style-name="Heading_20_4">function &amp; GetMenu($name)</text:p>
      <text:p text:style-name="TextoMetodo">Retorna uma referência para o menu $name, ou o cria se ele não existir.</text:p>
      <text:p text:style-name="P12">function &amp; GetStatusBar()</text:p>
      <text:p text:style-name="TextoMetodo">Retorna uma referência para a barra de status.</text:p>
      <text:p text:style-name="Heading_20_4">function SetStatusBar(&amp;$bar)</text:p>
      <text:p text:style-name="P13">Atribui a barra de status.</text:p>
      <text:p text:style-name="P12">function ClearContent()</text:p>
      <text:p text:style-name="TextoMetodo">Inicializa a área de conteúdo.</text:p>
      <text:p text:style-name="P12">function &amp; GetContent()</text:p>
      <text:p text:style-name="TextoMetodo">Retorna uma referência para a área de conteúdo.</text:p>
      <text:p text:style-name="Heading_20_4">function SetContent(&amp;$content)</text:p>
      <text:p text:style-name="TextoMetodo">Atribui o elemento para a area de conteúdo.</text:p>
      <text:p text:style-name="Heading_20_4">function InsertContent(&amp;$element)</text:p>
      <text:p text:style-name="TextoMetodo">Insere o elemento no início da área de conteúdo.</text:p>
      <text:p text:style-name="Heading_20_4">function AppendContent(&amp;$element)</text:p>
      <text:p text:style-name="TextoMetodo">Insere o elemento no final da área de conteúdo.</text:p>
      <text:p text:style-name="P12">function GetId()</text:p>
      <text:p text:style-name="TextoMetodo">Retorna o Id do tema em uso.</text:p>
      <text:p text:style-name="Heading_20_4">function SetId($idtheme)</text:p>
      <text:p text:style-name="TextoMetodo">Atribui o Id do tema.</text:p>
      <text:p text:style-name="P12">function GetLayout()</text:p>
      <text:p text:style-name="TextoMetodo">Retorna o layout do tema em uso.</text:p>
      <text:p text:style-name="Heading_20_4">function SetLayout($layout)</text:p>
      <text:p text:style-name="TextoMetodo">Atribui o layout do tema.</text:p>
      <text:p text:style-name="Heading_20_4">function AddElement(&amp;$element, $location='content')</text:p>
      <text:p text:style-name="TextoMetodo">Adiciona o elemento a uma das áreas do tema (‘menu’ ou ‘content’).</text:p>
      <text:p text:style-name="Heading_20_4">function &amp; UseComponent($name)</text:p>
      <text:p text:style-name="TextoMetodo">Instancia um componente externo ao Miolo.</text:p>
      <text:h text:style-name="Heading_20_2" text:outline-level="2">class Page</text:h>
      <text:p text:style-name="Standard">O objeto Page encapsula a funcionalidade do Webform, representando a página HTML que é criada quando uma URL é chamada. Cada página possui um único formulário HTML, ainda que possa possuir vários objetos Form.</text:p>
      <text:p text:style-name="P12">function Page()</text:p>
      <text:p text:style-name="TextoMetodo">Instancia um objeto Page, inicializando os atributos da página , a funcionalidade dos temas e o objeto State (que possui o conteúdo das variáveis que mantém estado entre round-trips).</text:p>
      <text:p text:style-name="P12">function IsPostBack()</text:p>
      <text:p text:style-name="TextoMetodo">Determina se a página está sendo chamada a primeira vez ou se é um postback (devido a submissão de um formulário).</text:p>
      <text:p text:style-name="Heading_20_4">function SetPostBack($postback)</text:p>
      <text:p text:style-name="TextoMetodo">Atribui um valor ao atributo postback.</text:p>
      <text:p text:style-name="Heading_20_4">function SetAction($action)</text:p>
      <text:p text:style-name="TextoMetodo">Indica a URL que será o action do Webform.</text:p>
      <text:p text:style-name="Heading_20_4">function SetEnctype($enctype)</text:p>
      <text:p text:style-name="TextoMetodo">Indica o tipo de codificação do Webform.</text:p>
      <text:p text:style-name="Heading_20_4">function AddStyle($url)</text:p>
      <text:p text:style-name="TextoMetodo">Adiciona um link para uma folha de estilo CSS.</text:p>
      <text:p text:style-name="Heading_20_4">function AddScript($url)</text:p>
      <text:p text:style-name="TextoMetodo">Adiciona um link para um arquivo de script.</text:p>
      <text:p text:style-name="Heading_20_4">function AddMeta($name,$content)</text:p>
      <text:p text:style-name="TextoMetodo">Adiciona uma tag META NAME do HTML.</text:p>
      <text:p text:style-name="Heading_20_4">function AddHttpEquiv($name,$content)</text:p>
      <text:p text:style-name="TextoMetodo">Adiciona uma tag META HTPP-EQUIV do HTML.</text:p>
      <text:p text:style-name="P12">function &amp; GetStyles()</text:p>
      <text:p text:style-name="TextoMetodo">Retorna o array com as URL de folhas de estilo CSS.</text:p>
      <text:p text:style-name="Heading_20_4">function &amp; GetScripts()</text:p>
      <text:p text:style-name="P13">Retorna o array com as URL de scripts.</text:p>
      <text:p text:style-name="Heading_20_4">function &amp; GetMetas()</text:p>
      <text:p text:style-name="TextoMetodo">Retorna o array com as tags META.</text:p>
      <text:p text:style-name="P12">function &amp; GetTitle()</text:p>
      <text:p text:style-name="TextoMetodo">Retorna o título da página.</text:p>
      <text:p text:style-name="Heading_20_4">function SetTitle(&amp;$title)</text:p>
      <text:p text:style-name="TextoMetodo">Atribui o título da página.</text:p>
      <text:p text:style-name="Heading_20_4">function Request($variable)</text:p>
      <text:p text:style-name="TextoMetodo">Retorna o valor de uma variável submetida, consultando $MIOLO-&gt;_Request e array de variáveis de estado.</text:p>
      <text:p text:style-name="P12">function LoadViewState()</text:p>
      <text:p text:style-name="TextoMetodo">Carrega as variáveis de estado (que mantém os valores através de round-trips).</text:p>
      <text:p text:style-name="P12">function SaveViewState()</text:p>
      <text:p text:style-name="TextoMetodo">Salva o estado das variáveis de estado.</text:p>
      <text:p text:style-name="Heading_20_4">function Transfer($module,$action,$item='')</text:p>
      <text:p text:style-name="TextoMetodo">Transfere a execução para outro handler, através da chamada a $MIOLO-&gt;InvokeHandler.</text:p>
      <text:p text:style-name="Heading_20_4">function GoTo($url)</text:p>
      <text:p text:style-name="Heading_20_4">function Redirect($url)</text:p>
      <text:p text:style-name="TextoMetodo">Transfere a execução para outro script, indicado através de $url, usando o campo Location do protocolo HTTP.</text:p>
      <text:p text:style-name="Heading_20_4">function EventHandler(&amp;$subject)</text:p>
      <text:p text:style-name="TextoMetodo">Executa o evento associado à classe $subject.</text:p>
      <text:p text:style-name="P12">function Generate()</text:p>
      <text:p text:style-name="TextoMetodo">Dispara o processo de renderização da página HTML.</text:p>
      <text:p text:style-name="P12">function Handler()</text:p>
      <text:p text:style-name="TextoMetodo">É o método principal da classe, responsável por carregar as definições do tema, executar o handler necessário e gerar a página HTML.</text:p>
      <text:h text:style-name="Heading_20_2" text:outline-level="2">class Form</text:h>
      <text:p text:style-name="Standard">A classe Form é o principal mecanismo de interface com o usuário. Os formulários criados pelos desenvolvedores vão, via de regra, estender a class Form para implementar um Webform. Embora não corresponda diretamente a um formulário HTML, é através da classe Form que o controles da página são definidos.</text:p>
      <text:p text:style-name="Standard">A classe mantém um atributo $fields, que é um array de objetos representando os controles do Form. A classe também acrescenta um prefixo “frm_” ao nome dos campos, antes da renderização.</text:p>
      <text:p text:style-name="Heading_20_4">function Form($title='',$action='')</text:p>
      <text:p text:style-name="TextoMetodo">Instancia um Form. Executa o método CreateFields (geralmente definido em uma classe-filha) e faz a carga inicial do array $fields, chamando o método GetFormFields. É também executado, caso exista, o método OnLoad.</text:p>
      <text:p text:style-name="P12">function AddValidator($validator)</text:p>
      <text:p text:style-name="TextoMetodo">Adiciona um controle Validator ao Form.</text:p>
      <text:p text:style-name="Heading_20_4">function SetValidators($validators)</text:p>
      <text:p text:style-name="TextoMetodo">Adiciona um conjunto de contrioles Validator ao Form.</text:p>
      <text:p text:style-name="P12">function GetName()</text:p>
      <text:p text:style-name="TextoMetodo">Retorna o nome do Form.</text:p>
      <text:p text:style-name="P12">function &amp; GetTitle()</text:p>
      <text:p text:style-name="TextoMetodo">Retorna o título do Form.</text:p>
      <text:p text:style-name="Heading_20_4">function SetTitle($title)</text:p>
      <text:p text:style-name="TextoMetodo">Indica o título do Form.</text:p>
      <text:p text:style-name="P12">function &amp; GetFooter()</text:p>
      <text:p text:style-name="TextoMetodo">Retorna o controle usado com rodapé do Form.</text:p>
      <text:p text:style-name="Heading_20_4">function SetFooter($footer)</text:p>
      <text:p text:style-name="TextoMetodo">Indica o controle a ser usado como rodapé do Form.</text:p>
      <text:p text:style-name="P12">function GetFormFields()</text:p>
      <text:p text:style-name="TextoMetodo">Atribui valores ao array $fields, com base nas variáveis submetidas via POST ou GET. </text:p>
      <text:p text:style-name="Heading_20_4">function /* static */ GetFormValue($name,$value=null)</text:p>
      <text:p text:style-name="TextoMetodo">Esta função estática retorna o valor do campo $name. <text:span text:style-name="T5">Busca no array $fields, $_POST, $GET.</text:span></text:p>
      <text:p text:style-name="Heading_20_4">function SetFormValue($name,$value)</text:p>
      <text:p text:style-name="TextoMetodo">Indica um valor para o campo $name.</text:p>
      <text:p text:style-name="Heading_20_4">function OnSubmit($jscode)</text:p>
      <text:p text:style-name="TextoMetodo">Indica um código Javascript para ser executado na submissão do Form.</text:p>
      <text:p text:style-name="Heading_20_4">function AddJsCode($jscode)</text:p>
      <text:p text:style-name="TextoMetodo">Indica um código Javascript a ser acrescentado no Form.</text:p>
      <text:p text:style-name="Heading_20_4">function SetAction($action)</text:p>
      <text:p text:style-name="TextoMetodo">Indica um a URL como action do Form.</text:p>
      <text:p text:style-name="Heading_20_4">function SetHelp($href)</text:p>
      <text:p text:style-name="TextoMetodo">Indica uma URL como página de help.</text:p>
      <text:p text:style-name="Heading_20_4">function SetFields(&amp;$fields)</text:p>
      <text:p text:style-name="TextoMetodo">Indica os valores para o array $fields. No registro de cada controle, é acrescentado o prefixo “frm_” ao nome do controle e criado um atributo de mesmo nome, que representará o controle, para a classe.</text:p>
      <text:p text:style-name="Heading_20_4">function AddField(&amp;$field,$hint=false)</text:p>
      <text:p text:style-name="P13">Acrescenta um controle $field no array $fields.</text:p>
      <text:p text:style-name="Heading_20_4">function AddButton(&amp;$btn)</text:p>
      <text:p text:style-name="TextoMetodo">Acrescenta um botão no array $buttons.</text:p>
      <text:p text:style-name="Heading_20_4">function SetButtons(&amp;$btn)</text:p>
      <text:p text:style-name="TextoMetodo">Indica os valores para o array $buttons. Os botões não possuem o prefixo “frm_”.</text:p>
      <text:p text:style-name="Heading_20_4">function SetButtonLabel($index,$label)</text:p>
      <text:p text:style-name="TextoMetodo">Modifica o label do botão indicado por $index, no array $buttons.</text:p>
      <text:p text:style-name="Heading_20_4">function ShowReturn($state)</text:p>
      <text:p text:style-name="TextoMetodo">Indica se deve ser exibido um botão Return.</text:p>
      <text:p text:style-name="Heading_20_4">function ShowReset($state)</text:p>
      <text:p text:style-name="TextoMetodo">Indica se deve ser exibido um botão Reset.</text:p>
      <text:p text:style-name="P12">function GetShowHints()</text:p>
      <text:p text:style-name="TextoMetodo">Retorna se os hints dos campos serão exibidos.</text:p>
      <text:p text:style-name="Heading_20_4">function ShowHints($state)</text:p>
      <text:p text:style-name="TextoMetodo">Indica se os hints dos campos serão exibidos ou não.</text:p>
      <text:p text:style-name="P12">function GetFieldList()</text:p>
      <text:p text:style-name="TextoMetodo">Retorna uma lista dos campos do Form que podem possuir valor, omitindo os campos puramente decorativos.</text:p>
      <text:p text:style-name="Heading_20_4">function ValidateAll($assert=true)</text:p>
      <text:p text:style-name="TextoMetodo">Verifica se todos os campos possuem um valor, podendo interromper ou não a execução, dependendo de $assert.</text:p>
      <text:p text:style-name="Heading_20_4">function Validate($required,$assert=true)</text:p>
      <text:p text:style-name="TextoMetodo">Verifica se os campos em $required possuem um valor, podendo interromper ou não a execução, dependnedo de $assert.</text:p>
      <text:p text:style-name="Heading_20_4">function /* static */ AddError($err)</text:p>
      <text:p text:style-name="TextoMetodo">Adiciona um erro à lista de erros do Form.</text:p>
      <text:p text:style-name="P12">function HasErrors()</text:p>
      <text:p text:style-name="TextoMetodo">Retorna se o Form possui algum erro.</text:p>
      <text:p text:style-name="Heading_20_4">function CollectInput($data)</text:p>
      <text:p text:style-name="TextoMetodo">Recebe o objeto $data com parâmetro e cria como nome de atributos de $data os nomes dos campos do Form e como valores destes atributos os valores dos campos. Geralmente chamado por GetData().</text:p>
      <text:p text:style-name="P12">function GetData()</text:p>
      <text:p text:style-name="TextoMetodo">Executa CollectInput para obter um objeto da class FormData. Pode ser sobreposto pelas classes-filhas, para tratamentos específicos nos dados de entrada.</text:p>
      <text:p text:style-name="Heading_20_4">function SetData($data)</text:p>
      <text:p text:style-name="TextoMetodo">Percorre os atributos do objeto $data e, para os campos do Form que têm o mesmo nome, atribui o valor daquele atributo.</text:p>
      <text:p text:style-name="Heading_20_4">function GetFieldValue($name,$value=false)</text:p>
      <text:p text:style-name="TextoMetodo">Usado depois que os campos já estão registrados. Executa o método GetValue() do controle correspondente ao campo.</text:p>
      <text:p text:style-name="Heading_20_4">function SetFieldValue($name,$value)</text:p>
      <text:p text:style-name="TextoMetodo">Usado depois que os campos já estão registrados. Executa o método SetValue() do controle correspondente ao campo.</text:p>
      <text:p text:style-name="Heading_20_4">function SetFieldValidator($name,$value)</text:p>
      <text:p text:style-name="TextoMetodo">Atribui o controle Validator $value ao campo indicado por $name.</text:p>
      <text:p text:style-name="Heading_20_4">function &amp; GetField($name)</text:p>
      <text:p text:style-name="TextoMetodo">Retorna o controle (objeto) referente ao campo $name.</text:p>
      <text:p text:style-name="Heading_20_4">function &amp; GetButton($name)</text:p>
      <text:p text:style-name="TextoMetodo">Retorna o botão (objeto) referente ao botão $name.</text:p>
      <text:p text:style-name="Heading_20_4">function SetFieldAttr($name,$attr,$value)</text:p>
      <text:p text:style-name="TextoMetodo">Atribui o valor $value ao atributo $attr do controle $name.</text:p>
      <text:p text:style-name="Heading_20_4">function GetFieldAttr($name,$attr, $index=null)</text:p>
      <text:p text:style-name="TextoMetodo">Retorna o valor do atributo $attr do controle $name. Se o atributo for um array usa o índice $index.</text:p>
      <text:p text:style-name="Heading_20_4">function SetButtonAttr($name,$attr,$value)</text:p>
      <text:p text:style-name="TextoMetodo">Atribui o valor $value ao atributo $attr do botão $name.</text:p>
      <text:h text:style-name="Heading_20_2" text:outline-level="2">Server Controls</text:h>
      <text:p text:style-name="Standard">As diversas classes de controles encapsulam a criação e renderização de controles html, usados principalmente em formulários, bem como servem de base para criação de controles mais complexos, formados através de composição.</text:p>
      <text:p text:style-name="Heading_20_4">function Separator($text=null)</text:p>
      <text:p text:style-name="Standard">$text (string) </text:p>
      <text:p text:style-name="TextoMetodo">Exibe uma linha e opcionalmente o texto $text.</text:p>
      <text:p text:style-name="P13">Exemplo: new Separator();</text:p>
      <text:p text:style-name="P11"/>
      <text:p text:style-name="Heading_20_4">function Text($name, $text='')</text:p>
      <text:p text:style-name="P11">$name (string)</text:p>
      <text:p text:style-name="P11">$text (string)</text:p>
      <text:p text:style-name="TextoMetodo">Exibe o texto $text.</text:p>
      <text:p text:style-name="TextoMetodo">Exemplo: $exemplo = new Text(‘txtNome’,$nome);</text:p>
      <text:p text:style-name="Standard"/>
      <text:p text:style-name="Heading_20_4">function TextLabel($name, $text=null,$label='')</text:p>
      <text:p text:style-name="P11">$name (string)</text:p>
      <text:p text:style-name="P11">$text (string)</text:p>
      <text:p text:style-name="Standard">$label (string)</text:p>
      <text:p text:style-name="TextoMetodo">Exibe o texto $text com o label $label.</text:p>
      <text:p text:style-name="TextoMetodo">Exemplo: $exemplo = new TextLabel(‘txtNome’,$nome,’Nome’);</text:p>
      <text:p text:style-name="Standard"/>
      <text:p text:style-name="Heading_20_4">function HyperLink($name=null,$label=null,$href=null,$text=null)</text:p>
      <text:p text:style-name="P11">$name (string)</text:p>
      <text:p text:style-name="P11">$label (string)</text:p>
      <text:p text:style-name="P11">$href (string)</text:p>
      <text:p text:style-name="P11">$text (string)</text:p>
      <text:p text:style-name="TextoMetodo">Exibe um hyperlink para $href com o texto $text ou $label. </text:p>
      <text:p text:style-name="P13">Exemplo: $link = new Hyperlink(‘lnkVoltar’,null,$MIOLO-&gt;GetActionURL(‘common’,’main’), ‘Principal’);</text:p>
      <text:p text:style-name="P11"/>
      <text:p text:style-name="Heading_20_4">function ImageForm($name=null,$label=null,$location=null, $attrs=null)</text:p>
      <text:p text:style-name="P11">$name (string)</text:p>
      <text:p text:style-name="P11">$label (string)</text:p>
      <text:p text:style-name="P11">$location (string)</text:p>
      <text:p text:style-name="P11">$attrs (array)</text:p>
      <text:p text:style-name="TextoMetodo">Exibe uma imagem. $location indica a URL do arquivo de imagem, $label é usado como atributo “alt” e $attrs é um array com atributos a serem usados na renderização (no formato $attr[atributo] = valor).</text:p>
      <text:p text:style-name="P13">Exemplo: $img = new ImageForm(‘imgDelete’,’Delete’,’images/delete.gif’,array(‘border’=&gt;’0’));</text:p>
      <text:p text:style-name="P11"/>
      <text:p text:style-name="Heading_20_4">function FormButton($name='', $label='',$action=null)</text:p>
      <text:p text:style-name="P11">$name (string)</text:p>
      <text:p text:style-name="P11">$label (string)</text:p>
      <text:p text:style-name="Standard">$action (string)</text:p>
      <text:p text:style-name="TextoMetodo">Exibe um botão de ação. $action pode ter um dos seguintes formatos:</text:p>
      <text:list text:style-name="WW8Num10">
        <text:list-item>
          <text:p text:style-name="P14">null ou ‘submit’: gera um evento &lt;$name&gt;:click no formulário</text:p>
        </text:list-item>
        <text:list-item>
          <text:p text:style-name="P14">‘reset’: funciona como um botão ‘reset’ do html</text:p>
        </text:list-item>
        <text:list-item>
          <text:p text:style-name="P14">‘print’: abre uma janela para impressão da página corrente</text:p>
        </text:list-item>
        <text:list-item>
          <text:p text:style-name="P14">‘report’: gera um evento &lt;$name&gt;:click no formulário e abre uma janela para exibição do relatório em pdf</text:p>
        </text:list-item>
        <text:list-item>
          <text:p text:style-name="P14">‘http://...’: desvia imediatamente para a página indicada pela URL</text:p>
        </text:list-item>
      </text:list>
      <text:p text:style-name="P13">Exemplos:</text:p>
      <text:p text:style-name="P13">$btnPost = new FormButton(‘btnPost’,’Enviar’); // submit</text:p>
      <text:p text:style-name="P13">$btnPrint = new FormButton(‘btnPrint’,’Imprimir’,’print’);</text:p>
      <text:p text:style-name="P13">$btnMain = new FormButton(‘btnMain’,’Principal’,$MIOLO-&gt;GetActionURL(‘common’,’main’)); // http://…</text:p>
      <text:p text:style-name="P13"/>
      <text:p text:style-name="Heading_20_4">function LinkButton($name='', $label='',$action='')</text:p>
      <text:p text:style-name="P11">$name (string)</text:p>
      <text:p text:style-name="P11">$label (string)</text:p>
      <text:p text:style-name="Standard">$action (string)</text:p>
      <text:p text:style-name="TextoMetodo">Exibe um hyperlink que aponta para a página indicada por $action e gera um evento &lt;$name&gt;:click</text:p>
      <text:p text:style-name="TextoMetodo">Exemplos:</text:p>
      <text:p text:style-name="TextoMetodo">$btnPost = new LinkButton(‘btnPost’,’Enviar’); // submit na mesma página</text:p>
      <text:p text:style-name="TextoMetodo">$btnGoto = new LinkButton(‘btnGoto’,’Ir para Principal’, $MIOLO-&gt;GetActionURL(‘common’,’main’)); // submit em outra página</text:p>
      <text:p text:style-name="Standard"/>
      <text:p text:style-name="Heading_20_4">function ImageButton($name='', $label='',$action='',$location='')</text:p>
      <text:p text:style-name="P11">$name (string)</text:p>
      <text:p text:style-name="P11">$label (string)</text:p>
      <text:p text:style-name="P11">$action (string)</text:p>
      <text:p text:style-name="P11">$location (string)</text:p>
      <text:p text:style-name="TextoMetodo">Exibe uma imagem como um hyperlink que aponta para a página indicada por $action e gera um evento &lt;$name&gt;:click. $location indica a URL da imagem a ser renderizada.</text:p>
      <text:p text:style-name="P13">Exemplos:</text:p>
      <text:p text:style-name="TextoMetodo"><text:span text:style-name="T5">$btnPost = new ImageButton(‘btnPost’,’Enviar’,</text:span><text:span text:style-name="T6">’submit’,’images/post.gif’</text:span><text:span text:style-name="T5">);</text:span></text:p>
      <text:p text:style-name="Heading_20_4"/>
      <text:p text:style-name="Heading_20_4">function TextField($name,$value='',$label='', $size=10,$hint='',$validator=null)</text:p>
      <text:p text:style-name="P11">$name (string)</text:p>
      <text:p text:style-name="P11">$value (string)</text:p>
      <text:p text:style-name="P11">$label (string)</text:p>
      <text:p text:style-name="P11">$size (string)</text:p>
      <text:p text:style-name="Standard">$hint (string)</text:p>
      <text:p text:style-name="Standard">$validator (objeto validator)</text:p>
      <text:p text:style-name="TextoMetodo">Exibe um campo para entrada de texto.</text:p>
      <text:p text:style-name="TextoMetodo">Exemplo: </text:p>
      <text:p text:style-name="TextoMetodo">$exemplo = new TextField(‘edtNome’,$nome,’Nome Completo’,40);</text:p>
      <text:p text:style-name="Standard"/>
      <text:p text:style-name="Heading_20_4">function PasswordField($name,$value='',$label='', $size=20, $hint='', $validator=null)</text:p>
      <text:p text:style-name="P11">$name (string)</text:p>
      <text:p text:style-name="P11">$value (string)</text:p>
      <text:p text:style-name="P11">$label (string)</text:p>
      <text:p text:style-name="P11">$size (string)</text:p>
      <text:p text:style-name="Standard">$hint (string)</text:p>
      <text:p text:style-name="Standard">$validator (objeto validator)</text:p>
      <text:p text:style-name="TextoMetodo">Exibe um campo para entrada de senha (mostra ‘*’ no lugar dos caracteres).</text:p>
      <text:p text:style-name="P13">Exemplo: </text:p>
      <text:p text:style-name="P13">$pass = new PasswordField(‘edtPass’,$password,’Senha’,20);</text:p>
      <text:p text:style-name="Heading_20_4"/>
      <text:p text:style-name="Heading_20_4">function HiddenField($name='',$value='')</text:p>
      <text:p text:style-name="P11">$name (string)</text:p>
      <text:p text:style-name="P11">$value (string)</text:p>
      <text:p text:style-name="TextoMetodo">Renderiza um campo oculto no formulário.</text:p>
      <text:p text:style-name="P13">Exemplo: </text:p>
      <text:p text:style-name="P13">$idCliente = new HiddenField(‘hidId’,$id);</text:p>
      <text:p text:style-name="Heading_20_4"/>
      <text:p text:style-name="Heading_20_4">function MultiLineField($name='',$value='',$label='', $size=20, $rows=1, $cols=20, $hint='',$validator=null)</text:p>
      <text:p text:style-name="P11">$name (string)</text:p>
      <text:p text:style-name="P11">$value (string)</text:p>
      <text:p text:style-name="P11">$label (string)</text:p>
      <text:p text:style-name="P11">$size (string)</text:p>
      <text:p text:style-name="P11">$rows (integer)</text:p>
      <text:p text:style-name="P11">$cols (integer)</text:p>
      <text:p text:style-name="P11">$hint (string)</text:p>
      <text:p text:style-name="Standard">$validator (objeto validator)</text:p>
      <text:p text:style-name="TextoMetodo">Exibe um campo para entrada de texto com múltiplas linhas. $rows indica o número de linhas e $cols o número de colunas.</text:p>
      <text:p text:style-name="P13">Exemplo: </text:p>
      <text:p text:style-name="P13">$edtObs = new MultiLineField(‘edtObs’,$obs,’Observação’,20,5,20);</text:p>
      <text:p text:style-name="P11"/>
      <text:p text:style-name="Heading_20_4">function LookupTextField($name='',$value='',$label='', $size=10, $hint='', $validator=null, $related='', module='',$item='', $event='', $autocomplete=false)</text:p>
      <text:p text:style-name="P11">$name (string)</text:p>
      <text:p text:style-name="P11">$value (string)</text:p>
      <text:p text:style-name="P11">$label (string)</text:p>
      <text:p text:style-name="P11">$hint (string)</text:p>
      <text:p text:style-name="P11">$validator (objeto validator)</text:p>
      <text:p text:style-name="P11">$related (string)</text:p>
      <text:p text:style-name="P11">$module (string)</text:p>
      <text:p text:style-name="P11">$item(string)</text:p>
      <text:p text:style-name="P11">$event (string)</text:p>
      <text:p text:style-name="Standard">$autocomplete (boolean)</text:p>
      <text:p text:style-name="TextoMetodo">Exibe um campo para entrada de texto, que permite fazer pesquisas no banco de dados. A descrição do funcionamento é feita no capítulo Lookup.</text:p>
      <text:p text:style-name="Standard"/>
      <text:p text:style-name="Heading_20_4">function MultiTextField2($name='',$value=null,$label='',$fields='', $width=200, $buttons=false, $layout='vertical',$hint='')</text:p>
      <text:p text:style-name="P11">$name (string)</text:p>
      <text:p text:style-name="P11">$value (string)</text:p>
      <text:p text:style-name="P11">$label (string)</text:p>
      <text:p text:style-name="P11">$fields (array)</text:p>
      <text:p text:style-name="P11">$width (integer)</text:p>
      <text:p text:style-name="P11">$buttons (Boolean)</text:p>
      <text:p text:style-name="P11">$layout (string)</text:p>
      <text:p text:style-name="P11">$hint (string)</text:p>
      <text:p text:style-name="TextoMetodo">MultiTextField é um controle composto, que permite criar uma lista de dados a partir de campos TextField ou Selection. O controle provê botões para adicionar, modificar e remover dados da lista, e opcionalmente botões para percorrer a lista. Os campos são indicados através do array $fields. Cada elemento de $fields é um array com o seguinte formato:</text:p>
      <text:p text:style-name="P15">array($id,$label,$name,[$options_array]), onde</text:p>
      <text:p text:style-name="TextoMetodo">$id: identificador do campo</text:p>
      <text:p text:style-name="TextoMetodo">$label: texto a ser exibido como label do campo</text:p>
      <text:p text:style-name="TextoMetodo">$name: texto opcional a ser exibido junto ao label</text:p>
      <text:p text:style-name="TextoMetodo">$options_array: array de opções, no campo de um campo tipo Selection; se não for fornecido, o campo é renderizado como um TextField</text:p>
      <text:p text:style-name="Standard"/>
      <text:p text:style-name="TextoMetodo">A propriedade $info permite informar um label a ser exibido para a lista de dados.</text:p>
      <text:p text:style-name="TextoMetodo"/>
      <text:p text:style-name="TextoMetodo">São fornecidos dois métodos para facilitar o tratamento da lista de dados: GetCodeValue e SetCodeValue.</text:p>
      <text:p text:style-name="TextoMetodo"/>
      <text:p text:style-name="P13">$value = $obj-&gt;GetCodeValue()</text:p>
      <text:p text:style-name="TextoMetodo">O método retorna em $value um array onde cada elemento é uma linha da lista de dados. Cada linha, por sua vez é também representada como um array, onde cada elemento é o valor do campo correspondente.</text:p>
      <text:p text:style-name="TextoMetodo"/>
      <text:p text:style-name="TextoMetodo">$obj-&gt;<text:span text:style-name="T7">SetCodeValue</text:span>()</text:p>
      <text:p text:style-name="TextoMetodo">O método define o conteúdo da lista de dados, baseado no array $value (onde cada elemento é uma linha da lista de dados e cada linha, por sua vez é um array, onde cada elemento é o valor do campo correspondente).</text:p>
      <text:p text:style-name="Standard"/>
      <text:p text:style-name="Heading_20_4">function FileField($name='',$value='',$label='',$size=40,$hint='')</text:p>
      <text:p text:style-name="P11">$name (string)</text:p>
      <text:p text:style-name="P11">$value (string)</text:p>
      <text:p text:style-name="P11">$label (string)</text:p>
      <text:p text:style-name="P11">$hint (string)</text:p>
      <text:p text:style-name="TextoMetodo">Exibe um controle para upload de arquivos.</text:p>
      <text:p text:style-name="P12"/>
      <text:p text:style-name="Heading_20_4">function CalendarField($name='',$value='',$label='',$size=10,$hint='')</text:p>
      <text:p text:style-name="P11">$name (string)</text:p>
      <text:p text:style-name="P11">$value (string)</text:p>
      <text:p text:style-name="P11">$label (string)</text:p>
      <text:p text:style-name="P11">$hint (string)</text:p>
      <text:p text:style-name="TextoMetodo">Exibe um entrada de texto para receber uma data. Permite a execução de um calendário em javascript.</text:p>
      <text:p text:style-name="Standard"/>
      <text:p text:style-name="Heading_20_4">function CheckBox($name='',$value='',$label='', $checked=false, $text=null, $hint='')</text:p>
      <text:p text:style-name="P11">$name (string)</text:p>
      <text:p text:style-name="P11">$value (string)</text:p>
      <text:p text:style-name="P11">$label (string)</text:p>
      <text:p text:style-name="P11">$hint (string)</text:p>
      <text:p text:style-name="TextoMetodo">Exibe um controle do tipo checkbox. $checked indica se o controle está inicialmente marcado ou não e $text define o texto a ser exibido. $value é o valor a ser enviado no post.</text:p>
      <text:p text:style-name="Standard"/>
      <text:p text:style-name="Heading_20_4">function RadionButton($name='',$value='',$label='', $checked=false, $text=null, $hint='')</text:p>
      <text:p text:style-name="P11">$name (string)</text:p>
      <text:p text:style-name="P11">$value (string)</text:p>
      <text:p text:style-name="P11">$label (string)</text:p>
      <text:p text:style-name="P11">$hint (string)</text:p>
      <text:p text:style-name="TextoMetodo">Exibe um controle do tipo radiobutton. $checked indica se o controle está inicialmente marcado ou não e $text define o texto a ser exibido. $value é o valor a ser enviado no post.</text:p>
      <text:p text:style-name="Standard"/>
      <text:p text:style-name="Heading_20_4">function Option($name,$value=null,$label,$checked=false)</text:p>
      <text:p text:style-name="P11">$name (string)</text:p>
      <text:p text:style-name="P11">$value (string)</text:p>
      <text:p text:style-name="P11">$label (string)</text:p>
      <text:p text:style-name="P11">$checked (boolean)</text:p>
      <text:p text:style-name="TextoMetodo">Option é uma classe auxiliar, que permite a definição de itens para os controles CheckBoxGroup e RadioButtonGroup. </text:p>
      <text:p text:style-name="Standard"/>
      <text:p text:style-name="Heading_20_4">function CheckBoxGroup($name='',$label='',$options='',$hint='')</text:p>
      <text:p text:style-name="P11">$name (string)</text:p>
      <text:p text:style-name="P11">$label (string)</text:p>
      <text:p text:style-name="P11">$options (array)</text:p>
      <text:p text:style-name="P11">$hint (string)</text:p>
      <text:p text:style-name="TextoMetodo">Exibe um grupo de controles do tipo checkbox. $options é um array, onde cada elemento é um objeto do tipo Option.</text:p>
      <text:p text:style-name="Standard"/>
      <text:p text:style-name="Heading_20_4">function RadioButtonGroup($name='',$label='',$options='', $default=false, $layout='horizontal', $hint='')</text:p>
      <text:p text:style-name="P11">$name (string)</text:p>
      <text:p text:style-name="P11">$label (string)</text:p>
      <text:p text:style-name="P11">$options (array)</text:p>
      <text:p text:style-name="P11">$default (boolen)</text:p>
      <text:p text:style-name="P11">$layout (string) : ‘horizontal’ ou ‘ vertical’</text:p>
      <text:p text:style-name="Standard">$hint (string)</text:p>
      <text:p text:style-name="TextoMetodo">Exibe um grupo de controles do tipo radiobutton. $options é um array, onde cada elemento é um objeto do tipo Option. $default indica qual opção vai estar selecionada por default (deve ser o valor de um dos elementos de $options). $layout indica como os itens serão dispostos no formulário.</text:p>
      <text:p text:style-name="Standard"/>
      <text:p text:style-name="Heading_20_4">function LinkButtonGroup($name='',$label='',$options='', $layout='horizontal', $break='&amp;nbsp;&amp;nbsp;')</text:p>
      <text:p text:style-name="P11">$name (string)</text:p>
      <text:p text:style-name="P11">$label (string)</text:p>
      <text:p text:style-name="P11">$options (array)</text:p>
      <text:p text:style-name="P11">$layout (string) : ‘horizontal’ ou ‘ vertical’</text:p>
      <text:p text:style-name="Standard">$break (string)</text:p>
      <text:p text:style-name="TextoMetodo">Exibe um grupo de controles do tipo linkbutton. $options é um array, onde cada elemento é um objeto do tipo Option. $layout indica como os botões serão dispostos no formulário. $break indica como os itens deverão ser separados.</text:p>
      <text:p text:style-name="Standard"/>
      <text:p text:style-name="Heading_20_4">function Selection($name='',$value,$label='', $options=Array('Não','Sim'), $showValues=false, $hint='')</text:p>
      <text:p text:style-name="P11">$name (string)</text:p>
      <text:p text:style-name="P11">$value (string)</text:p>
      <text:p text:style-name="P11">$label (string)</text:p>
      <text:p text:style-name="P11">$options (array)</text:p>
      <text:p text:style-name="P11">$showValues (boolean)</text:p>
      <text:p text:style-name="P11">$hint (string)</text:p>
      <text:p text:style-name="TextoMetodo">Exibe uma caixa de seleção. $options é um array onde cada elemento tem o formato</text:p>
      <text:p text:style-name="TextoMetodo">$options[value] = text</text:p>
      <text:p text:style-name="TextoMetodo">onde ‘value’ indica o valor a ser enviado no post, quando o item for selecionado, e ‘text’ indica o texto a ser apresentado na caixa de seleção para aquele item. $showValues indica se o valor do item deve ser exibido ou não.</text:p>
      <text:p text:style-name="Standard"/>
      <text:p text:style-name="Standard"/>
      <text:p text:style-name="Heading_20_4">function MultiSelection($name='', $values=Array('1','2','3'), $label='&amp;nbsp;', $options=Array('Option1','Option2','Option3'), $showValues=false, $hint='', $size='')</text:p>
      <text:p text:style-name="P11">$name (string)</text:p>
      <text:p text:style-name="P11">$values (array)</text:p>
      <text:p text:style-name="P11">$label (string)</text:p>
      <text:p text:style-name="P11">$options (array)</text:p>
      <text:p text:style-name="P11">$showValues (boolean)</text:p>
      <text:p text:style-name="P11">$hint (string)</text:p>
      <text:p text:style-name="Standard">$size (integer)</text:p>
      <text:p text:style-name="TextoMetodo">Exibe uma caixa de seleção múltipla. $values é um array onde cada elemento é um valor de um item da caixa de seleção. </text:p>
      <text:p text:style-name="TextoMetodo">$options é um array com uma ou duas dimensões. Se for unidimensional, onde cada elemento tem o formato </text:p>
      <text:p text:style-name="TextoMetodo">$options[value] = text </text:p>
      <text:p text:style-name="TextoMetodo">onde ‘value’ indica o valor a ser enviado no post, quando o item for selecionado, e ‘text’ indica o texto a ser apresentado na caixa de seleção para aquele item. Se $options for bidimensional, cada elemento tem o formato</text:p>
      <text:p text:style-name="P13">$options[] = array(value, text)</text:p>
      <text:p text:style-name="TextoMetodo"><text:span text:style-name="T5"><text:s/></text:span>$showValues indica se o valor do item deve ser exibido ou não. No post, o controle retorna um array onde cada elemento é um item que foi selecionado no formulário.</text:p>
      <text:p text:style-name="Standard"/>
      <text:p text:style-name="Heading_20_4">function ComboBox($name='',$value='',$label='',$options='',$hint='')</text:p>
      <text:p text:style-name="P11">$name (string)</text:p>
      <text:p text:style-name="P11">$value (string)</text:p>
      <text:p text:style-name="P11">$label (string)</text:p>
      <text:p text:style-name="P11">$options (array)</text:p>
      <text:p text:style-name="Standard">$hint (string)</text:p>
      <text:p text:style-name="TextoMetodo">Exibe uma caixa de texto associada a uma caixa de seleção. $options é um array onde cada elemento tem o formato</text:p>
      <text:p text:style-name="TextoMetodo">$options[value] = text</text:p>
      <text:p text:style-name="TextoMetodo">onde ‘value’ indica o valor a ser enviado no post, quando o item for selecionado, e ‘text’ indica o texto a ser apresentado na caixa de seleção para aquele item. Quando um item é selecionado, seu valor é colocado automaticamente na caixa de texto para ser enviado no post.</text:p>
      <text:h text:style-name="Heading_20_2" text:outline-level="2">Lookup</text:h>
      <text:p text:style-name="Standard"/>
      <text:p text:style-name="Standard">Objetivo: Abrir uma janela no browser, onde o usuário pode informar argumentos de pesquisa no banco de dados.</text:p>
      <text:p text:style-name="Standard"/>
      <text:p text:style-name="Standard">Processamento:</text:p>
      <text:p text:style-name="Standard"/>
      <text:list text:style-name="L2">
        <text:list-item>
          <text:p text:style-name="P16">Definição de um campo LookupTextField no formulário.</text:p>
        </text:list-item>
      </text:list>
      <text:list text:style-name="L3">
        <text:list-item>
          <text:p text:style-name="P17">Ex: new LookupTextField('lkpNome','','Nome',80)</text:p>
        </text:list-item>
      </text:list>
      <text:p text:style-name="P11"/>
      <text:list text:style-name="L4">
        <text:list-item>
          <text:p text:style-name="P18">Definição das propriedades do campo LookupTextField:</text:p>
        </text:list-item>
      </text:list>
      <text:p text:style-name="Standard"/>
      <text:list text:style-name="L3">
        <text:list-item text:start-value="1">
          <text:p text:style-name="P19"><text:span text:style-name="T8">Module</text:span> e <text:span text:style-name="T8">Item</text:span>: define o módulo onde está a função que implementa a pesquisa. Todo módulo que ofereça pesquisa, deve possuir um arquivo &lt;miolo&gt;/&lt;module&gt;/classes/lookup.class, implementando a classe “Business&lt;module&gt;Lookup”. Nesta classe deve haver um método para cada tipo de pesquisa que pode ser feita. Cada método recebe o nome “Lookup&lt;item&gt;” (ex. LookupPessoa)</text:p>
        </text:list-item>
        <text:list-item>
          <text:p text:style-name="P19"><text:span text:style-name="T8">Event</text:span>: que evento será disparado após a seleção do item pesquisado. Pode ser usado o valor “filler”, se o objetivo é apenas preencher os campos do formulário. <text:s/></text:p>
        </text:list-item>
        <text:list-item>
          <text:p text:style-name="P19"><text:span text:style-name="T8">Related</text:span>: lista dos campos que deverão ser preenchidos, caso o evento seja “filler”.</text:p>
        </text:list-item>
      </text:list>
      <text:p text:style-name="Standard"/>
      <text:list text:style-name="L5">
        <text:list-item>
          <text:p text:style-name="P20">A renderização do campo LookupTextField gera um campo texto com a imagem de uma lupa ao lado. O usuário pode preencher o campo texto com o valor inicial a ser pesquisado e então clicar na imagem.</text:p>
        </text:list-item>
      </text:list>
      <text:p text:style-name="Standard"/>
      <text:list text:style-name="L6">
        <text:list-item>
          <text:p text:style-name="P21">No evento OnClick da imagem, é criado um objeto javascript do tipo LookupContext, que reúne as propriedades do campo LookupTextField. É então executada a função MIOLO_Lookup (do arquivo common.js), sendo passado o objeto LookupContext.</text:p>
        </text:list-item>
      </text:list>
      <text:p text:style-name="Standard"/>
      <text:list text:style-name="L7">
        <text:list-item>
          <text:p text:style-name="P22">A função javascript monta uma URL para uma página lookup.php e abre a página em uma nova janela do browser.</text:p>
        </text:list-item>
      </text:list>
      <text:p text:style-name="Standard"/>
      <text:list text:style-name="L8">
        <text:list-item>
          <text:p text:style-name="P23">A página lookup.php recebe os parâmetros relativos à pesquisa e instancia um objeto da classe Lookup. O objetivo desta classe é simplesmente agregar todas propriedades do formulário de pesquisa. A página então cria um novo formulário (classe Form), que é composto por caixas de texto para os argumentos de pesquisa (filtros) e um datagrid que exibe os resultados.</text:p>
        </text:list-item>
      </text:list>
      <text:p text:style-name="Standard"/>
      <text:list text:style-name="L9">
        <text:list-item>
          <text:p text:style-name="P24">A página lookup.php também é responsável por instanciar o objeto “Business&lt;module&gt;Lookup” e executar o método “Lookup&lt;item&gt;”, passando como parâmetro o objeto Lookup criado anteriormente. O método “Lookup&lt;item&gt;” é que efetivamente define quais os campos para filtrar a pesquisa, qual a coluna chave do datagrid, e qual a query será executada no banco de dados. O argumento inicial da pesquisa pode ser acessado através de $lookup-&gt;filterValue.</text:p>
        </text:list-item>
      </text:list>
      <text:p text:style-name="Standard"/>
      <text:list text:style-name="L10">
        <text:list-item>
          <text:p text:style-name="P25">Através da coluna de ação do datagrid é possível selecionar um registro específico. Quando um registro é selecionado, é executada a função javascript MIOLO_Deliver (do arquivo common.js). Esta função recebe como parâmetros o nome do campo, o número da coluna chave (a coluna do datagrid que contém o valor da chave do registro exibido) e uma lista de valores (que são os valores exibidos na linha do datagrid). Caso o evento seja “filler”, é feito o preenchimento dos campos referenciados na lista “related” com os valores das colunas do datagrid (a atribuição é feita de acordo com a posição na lista). Caso seja um outro evento, este é disparado através da função _doPostBack do formulário, passando o valor do campo chave como parâmetro.</text:p>
        </text:list-item>
      </text:list>
      <text:p text:style-name="Standard"/>
      <text:h text:style-name="Heading_20_2" text:outline-level="2">Datagrid</text:h>
      <text:p text:style-name="Standard"/>
      <text:p text:style-name="Standard">Objetivo: Apresentar um grid para exibição do resultado de consultas ao banco de dados, em objetos Query, permitindo paginação, ordenação e filtragem.</text:p>
      <text:h text:style-name="P26" text:outline-level="3">Criação</text:h>
      <text:p text:style-name="Heading_20_4">$datagrid = new DataGrid($query, $columns, $href_datagrid,$pagelength);</text:p>
      <text:p text:style-name="P11"/>
      <text:p text:style-name="Standard">$query: objeto Query, representando uma consulta feita ao banco de dados</text:p>
      <text:p text:style-name="Standard">$columns: array com objetos representando as colunas a serem exibidas</text:p>
      <text:p text:style-name="Standard">$href_datagrig: URL representando a página onde o datagrid está inserido</text:p>
      <text:p text:style-name="Standard">$pagelength: quantidade de linhas a serem exibidas por página (0, se não for feita paginação)</text:p>
      <text:p text:style-name="Standard"/>
      <text:h text:style-name="Heading_20_3" text:outline-level="3">Colunas</text:h>
      <text:p text:style-name="Standard">Os dados podem ser exibidos em 3 tipos de colunas: dados (DataGridColumn), links (DataGridHyperlink) e controles (DataGridControl).</text:p>
      <text:p text:style-name="Standard"/>
      <text:h text:style-name="P26" text:outline-level="3">Class DataGridColumn </text:h>
      <text:p text:style-name="P11"/>
      <text:p text:style-name="Heading_20_4">DataGridColumn($field, $title='', $align='left', $nowrap=false, $width=0, $visible=true, $options=null, $order=false, $filter=false)</text:p>
      <text:p text:style-name="P11"/>
      <text:p text:style-name="Standard">$field: nome do campo a ser exibido nesta coluna. Este nome deve aparecer na lista de campos do objeto Query. Pode estar no formato “field” ou “table.field”.</text:p>
      <text:p text:style-name="Standard">$title: título da coluna</text:p>
      <text:p text:style-name="Standard">$align: define o alinhamento do campo (rigth, center, left). Por default, números são alinhados à direira.</text:p>
      <text:p text:style-name="Standard">$nowrap: define se o dado pode ser quebrado em mais de uma linha ou não (true/false)</text:p>
      <text:p text:style-name="Standard">$width: define a largura da coluna</text:p>
      <text:p text:style-name="Standard">$visible: define a coluna deve ser exibida ou não (true/false)</text:p>
      <text:p text:style-name="Standard">$options: array de opções no formato (“opção” =&gt; “texto”), “texto” é exibido quando o valor do campo for igual a uma das opções do array.</text:p>
      <text:p text:style-name="Standard">$order: expressão usada para ordenação do datagrid (string).</text:p>
      <text:p text:style-name="Standard">$filter: define se esta coluna pode ser usada para filtrar a exibição de dados no datagrid (true/false).</text:p>
      <text:p text:style-name="Standard"/>
      <text:p text:style-name="Heading_20_4">function SetAttr($attr, $value)</text:p>
      <text:p text:style-name="P11">$attr (string)</text:p>
      <text:p text:style-name="P11">$value (mixed)</text:p>
      <text:p text:style-name="TextoMetodo">Define o valor do atributo $attr para $value.</text:p>
      <text:p text:style-name="Standard"/>
      <text:h text:style-name="P26" text:outline-level="3">Class DataGridHyperlink</text:h>
      <text:p text:style-name="P11"/>
      <text:p text:style-name="Heading_20_4">DataGridHyperlink($field, $title='', $href, $width=0,$visible=true,$options=null, $order=false, $filter=false)</text:p>
      <text:p text:style-name="P11"/>
      <text:p text:style-name="Standard">$field: nome do campo a ser exibido nesta coluna. Este nome deve aparecer na lista de campos do objeto Query. Pode estar no formato “field” ou “table.field”.</text:p>
      <text:p text:style-name="Standard">$title: título da coluna</text:p>
      <text:p text:style-name="Standard">$href: URL do hyperlink. Nesta URL o token #?# é substituído pelo valor do campo corrente e o token #n# é substituído pelo valor do campo “n” da query.</text:p>
      <text:p text:style-name="Standard">$width: define a largura da coluna</text:p>
      <text:p text:style-name="Standard">$visible: define a coluna deve ser exibida ou não (true/false)</text:p>
      <text:p text:style-name="Standard">$options: array de opções no formato (“opção” =&gt; “texto”), “texto” é exibido quando o valor do campo for igual a uma das opções do array.</text:p>
      <text:p text:style-name="Standard">$order: expressão usada para ordenação do datagrid (string).</text:p>
      <text:p text:style-name="Standard">$filter: define se esta coluna pode ser usada para filtrar a exibição de dados no datagrid (true/false).</text:p>
      <text:p text:style-name="Standard"/>
      <text:h text:style-name="P26" text:outline-level="3">Class DataGridControl</text:h>
      <text:p text:style-name="P11"/>
      <text:p text:style-name="Heading_20_4">DataGridControl(&amp;$control, $name, $title='',$align=null,$nowrap=false,$width=0,$visible=true)</text:p>
      <text:p text:style-name="P11"/>
      <text:p text:style-name="Standard">$control: referência ao objeto base representando o controle a ser exibido. É criado um novo objeto para cada linha exibida.</text:p>
      <text:p text:style-name="Standard">$name: nome dos objetos a serem criados em cada linha. Neste nome pode ser usado o token %n%, onde “n” é o número do campo da query.</text:p>
      <text:p text:style-name="Standard">$title: título da coluna</text:p>
      <text:p text:style-name="Standard">$align: define o alinhamento do campo (rigth, center, left).</text:p>
      <text:p text:style-name="Standard">$nowrap: define se o dado pode ser quebrado em mais de uma linha ou não (true/false)</text:p>
      <text:p text:style-name="Standard">$width: define a largura da coluna</text:p>
      <text:p text:style-name="Standard">$visible: define a coluna deve ser exibida ou não (true/false)</text:p>
      <text:h text:style-name="Heading_20_2" text:outline-level="2">Ações</text:h>
      <text:p text:style-name="Standard">A primeira coluna do datagrid pode ser usada para ações a serem aplicadas às linhas. DataGridAction é a classe base para as ações, sendo acessada através dos métodos AddActionSelect, AddActionIcon e AddActionText, do datagrid. As funções Enable() e Disable(), da classe DataGridAction, são usadapara para habilitar ou desabilitar uma ação.</text:p>
      <text:h text:style-name="P10" text:outline-level="2">Métodos</text:h>
      <text:p text:style-name="Heading_20_4">function SetTitle($title)</text:p>
      <text:p text:style-name="Standard">$title (string)</text:p>
      <text:p text:style-name="TextoMetodo">Define o título do datagrid.</text:p>
      <text:p text:style-name="Heading_20_4">function SetFilter($filter)</text:p>
      <text:p text:style-name="Standard">$filter (string)</text:p>
      <text:p text:style-name="Standard">Define uma expressão do tipo sql-where para filtragem do datagrid.</text:p>
      <text:p text:style-name="Heading_20_4">function SetLinkType($linktype)</text:p>
      <text:p text:style-name="P11">$linktype (string): ‘hyperlink’ ou ‘linkbutton’</text:p>
      <text:p text:style-name="TextoMetodo">Define a forma de uso dos links do datagrid. ‘Linkbutton’ força a utilização do método Post, permitindo que sejam enviados os conteúdos dos controles apresentados na página.</text:p>
      <text:p text:style-name="Heading_20_4">function SetButtons($aButtons)</text:p>
      <text:p text:style-name="Standard">$aButtons (array): array de botões de controle (Button)</text:p>
      <text:p text:style-name="TextoMetodo">Define botões a serem apresentados no rodapé.</text:p>
      <text:p text:style-name="Heading_20_4">function SetControls($aControls)</text:p>
      <text:p text:style-name="Standard">$aControls (array): array de controles</text:p>
      <text:p text:style-name="TextoMetodo">Define controles a serem apresentados no rodapé.</text:p>
      <text:p text:style-name="P12">function SetWidth($width)</text:p>
      <text:p text:style-name="Standard">$width (string) – ex: ‘95%’</text:p>
      <text:p text:style-name="TextoMetodo">Define a largura da tabela onde o datagrid será apresentado.</text:p>
      <text:p text:style-name="Heading_20_4">function SetRowMethod($class, $method)</text:p>
      <text:p text:style-name="Standard">$class (string): nome de uma classe</text:p>
      <text:p text:style-name="Standard">$method (string): nome de um método da classe $class</text:p>
      <text:p text:style-name="TextoMetodo">Define o método a ser chamado antes da criação de cada linha do datagrid, permitindo que sejam feitos teste e alterações no conteúdo das colunas. O método a ser chamada tem a seguinte assinatura:</text:p>
      <text:p text:style-name="P27">&lt;method_name&gt;($row,$actions,$columns, $fieldpos);</text:p>
      <text:p text:style-name="TextoMetodo">$row (array): array com o conteúdo da linha a ser renderizada. Cada elemento de $row é um campo da consulta feita no objeto Query.</text:p>
      <text:p text:style-name="TextoMetodo">$actions (array): array com as ações que foram definidas para este datagrid.</text:p>
      <text:p text:style-name="TextoMetodo">$columns (array): array com os objetos que representam as colunas do datagrid.</text:p>
      <text:p text:style-name="TextoMetodo">$fieldpos (array): array com a posição em $row de cada campo da consulta feita no objeto Query.</text:p>
      <text:p text:style-name="Heading_20_4">function HeaderLink($id, $label, $href)</text:p>
      <text:p text:style-name="Standard">$id (integer | string) : índice do array de links</text:p>
      <text:p text:style-name="P11">$label ($string)</text:p>
      <text:p text:style-name="P11">$href (string)</text:p>
      <text:p text:style-name="TextoMetodo">Define um controle LinkButton a ser colocado no cabeçalho do datagrid. </text:p>
      <text:p text:style-name="Heading_20_4">function SetColumnAttr($field,$attr,$value)</text:p>
      <text:p text:style-name="P11">$field (string)</text:p>
      <text:p text:style-name="P11">$attr (string)</text:p>
      <text:p text:style-name="Standard">$value (mixed)</text:p>
      <text:p text:style-name="TextoMetodo">Define ou altera um atributo da coluna referente ao campo $field.</text:p>
      <text:p text:style-name="Heading_20_4">function AddActionSelect($index=0)</text:p>
      <text:p text:style-name="Standard">$index (integer)</text:p>
      <text:p text:style-name="TextoMetodo">Adiciona uma ação do tipo ‘select’ (um controle do tipo CheckBox) na coluna de ações. O controle recebe o nome “selectRow&lt;n&gt;”, onde “n” é o número da linha do controle, e o valor $row[$index].</text:p>
      <text:p text:style-name="Heading_20_4">function AddActionIcon($alt,$icon,$href,$index=0)</text:p>
      <text:p text:style-name="Standard">$alt (string) : texto alternativo para a imagem</text:p>
      <text:p text:style-name="P11">$icon (string | array) </text:p>
      <text:p text:style-name="P11">$href (string) </text:p>
      <text:p text:style-name="P11">$index (integer)</text:p>
      <text:p text:style-name="TextoMetodo">Adiciona uma ação do tipo “image” na coluna de ações. $icon indica o nome do arquivo de imagem, ou um array com dois arquivos (quando a ação pode estar habilitada ou desabilitada). $href indica a URL a ser executada (como um hyperlink ou um linkbutton, dependendo do valor da propriedade $linktype do datagrid). Nesta URL o token “$id” é substituído por $row[$index], o token “%n%” é substituído por urlencode($row[$n]) e o token “#n#” é substituído por $row[$n].</text:p>
      <text:p text:style-name="Heading_20_4">function AddActionText($alt,$text,$href,$index=0)</text:p>
      <text:p text:style-name="P11">$alt (string) : texto alternativo</text:p>
      <text:p text:style-name="P11">$text (string) </text:p>
      <text:p text:style-name="P11">$href (string) </text:p>
      <text:p text:style-name="P11">$index (integer)</text:p>
      <text:p text:style-name="TextoMetodo">Adiciona uma ação do tipo “text” na coluna de ações. $text indica a string a ser exibida na coluna. Em $text o token “%n%” é substituído por $row[$n]. $href indica a URL a ser executada (como um hyperlink ou um linkbutton, dependendo do valor da propriedade $linktype do datagrid). Nesta URL o token “$id” é substituído por $row[$index], o token “%n%” é substituído por urlencode($row[$n]) e o token “#n#” é substituído por $row[$n].</text:p>
      <text:p text:style-name="Heading_20_4">function AddActionUpdate($href)</text:p>
      <text:p text:style-name="Standard">$href (string) </text:p>
      <text:p text:style-name="TextoMetodo">Adiciona uma ação do tipo ‘image’, com $alt = ‘Editar’ e $icon = ‘button_edit.png'. $href indica a URL a ser executada (como um hyperlink ou um linkbutton, dependendo do valor da propriedade $linktype do datagrid). Nesta URL o token “$id” é substituído por $row[$index], o token “%n%” é substituído por urlencode($row[$n]) e o token “#n#” é substituído por $row[$n].</text:p>
      <text:p text:style-name="Heading_20_4">function AddActionDelete($href)</text:p>
      <text:p text:style-name="Standard">$href (string) </text:p>
      <text:p text:style-name="TextoMetodo">Adiciona uma ação do tipo ‘image’, com $alt = ‘Excluirr’ e $icon = ‘button_drop.png'. $href indica a URL a ser executada (como um hyperlink ou um linkbutton, dependendo do valor da propriedade $linktype do datagrid). Nesta URL o token “$id” é substituído por $row[$index], o token “%n%” é substituído por urlencode($row[$n]) e o token “#n#” é substituído por $row[$n].</text:p>
      <text:p text:style-name="Heading_20_4">function ShowID($state)</text:p>
      <text:p text:style-name="P11">$state (Boolean)</text:p>
      <text:p text:style-name="TextoMetodo"><text:span text:style-name="T5">Usado com $options. </text:span>Indica se o índice do array $options deve ser exibido na coluna ou não.</text:p>
      <text:p text:style-name="P12">function HasErrors()</text:p>
      <text:p text:style-name="TextoMetodo">Indica se há erros no datagrid.</text:p>
      <text:p text:style-name="TextoMetodo"/>
      <text:h text:style-name="P10" text:outline-level="2">Tabelas</text:h>
      <text:h text:style-name="P26" text:outline-level="3">class TableRaw</text:h>
      <text:p text:style-name="Heading_20_4">function TableRaw($title='', $array, $colTitle=null)</text:p>
      <text:p text:style-name="TextoMetodo">Renderiza um array como uma tabela HTML. $title é o título da tabela, $array contém o conteúdo a ser exibido e $colTitle é um array com o título de cada coluna.</text:p>
      <text:h text:style-name="P10" text:outline-level="2">HTML Controls</text:h>
      <text:p text:style-name="P11">-- incluir --</text:p>
      <text:h text:style-name="P10" text:outline-level="2">Theme Controls</text:h>
      <text:h text:style-name="Heading_20_2" text:outline-level="2">Menus</text:h>
      <text:p text:style-name="Standard">Os menus do sistemas estão baseados na classe ThemeMenu, que por sua vez estende a classe ThemeControl. </text:p>
      <text:p text:style-name="Standard"/>
      <text:h text:style-name="P26" text:outline-level="3">class ThemeMenu</text:h>
      <text:p text:style-name="P11"/>
      <text:p text:style-name="Heading_20_4">function ThemeMenu($title,$base='',$home='main')</text:p>
      <text:p text:style-name="TextoMetodo">Instancia um objeto Menu.</text:p>
      <text:p text:style-name="P12">function Clear()</text:p>
      <text:p text:style-name="TextoMetodo">Inicializa o menu, removendo todas as entradas.</text:p>
      <text:p text:style-name="Heading_20_4">function SetTitle($title)</text:p>
      <text:p text:style-name="TextoMetodo">Atribui o título do menu.</text:p>
      <text:p text:style-name="Heading_20_4">function SetStyle($style)</text:p>
      <text:p text:style-name="TextoMetodo">Atribui o estilo do menu.</text:p>
      <text:p text:style-name="Heading_20_4">function SetBase($base)</text:p>
      <text:p text:style-name="TextoMetodo">Atribui a base do menu.</text:p>
      <text:p text:style-name="Heading_20_4">function AddLink($label,$link='#',$target='_self')</text:p>
      <text:p text:style-name="TextoMetodo">Adiciona um link ao menu.</text:p>
      <text:p text:style-name="Heading_20_4">function AddHyperLink($hyperlink)</text:p>
      <text:p text:style-name="TextoMetodo">Adiciona um link ao menu, com base em um controle Hyperlink.</text:p>
      <text:p text:style-name="Heading_20_4">function AddOption($label,$module='main',$action='',$item='')</text:p>
      <text:p text:style-name="TextoMetodo">Adiciona uma entrada ao menu.</text:p>
      <text:p text:style-name="Heading_20_4">function AddUserOption($transaction, $access,$label,$module='main',$action='',$item='')</text:p>
      <text:p text:style-name="TextoMetodo">Adiciona uma entrada ao menu, dependendo dos direitos do usuário.</text:p>
      <text:p text:style-name="Heading_20_4">function AddSeparator($name=null)</text:p>
      <text:p text:style-name="TextoMetodo">Adiciona um separador ao menu.</text:p>
      <text:p text:style-name="Heading_20_4">function AddMenu($label,$options)</text:p>
      <text:p text:style-name="TextoMetodo">Adiciona um sub-menu.</text:p>
      <text:h text:style-name="P10" text:outline-level="2">Validators</text:h>
      <text:p text:style-name="Standard">Validators são objetos que fazem a validação da entrada de dados do usuário. São geralmente renderizados como rotinas Javascript executadas no lado do cliente. A maioria dos Validator recebe três parâmetros:</text:p>
      <text:list text:style-name="WW8Num14">
        <text:list-item>
          <text:p text:style-name="P28">$field: nome do controle HTML a ser validado</text:p>
        </text:list-item>
        <text:list-item>
          <text:p text:style-name="P28">$label: nome “amigável” do campo, para aparecer na mensagem ao usuário</text:p>
        </text:list-item>
        <text:list-item>
          <text:p text:style-name="P28">$type: tipo de validação; pode ser ‘required’ (o usuário deve fornecer um valor) ou ‘optional’ (o valor é opcional) ou ‘ignore’ (se a validação puder ser ignorada, em certas situações).</text:p>
        </text:list-item>
      </text:list>
      <text:p text:style-name="Standard"/>
      <text:p text:style-name="Heading_20_4">class RequiredValidator: function RequiredValidator($field,$label='')</text:p>
      <text:p text:style-name="TextoMetodo">O usuário deve fornecer um valor para o campo.</text:p>
      <text:p text:style-name="Heading_20_4">class MASKValidator: function MASKValidator($field,$label='',$mask,$type = 'ignore')</text:p>
      <text:p text:style-name="TextoMetodo">Valida a entrada do usuário segundo uma máscara. A máscara pode conter os caracteres ‘9’, para forçar um digito, ou ‘a’, para forçar uma letra. Um caracter diferente destes, força a existência daquele caracter específico. O tamanho da máscara delimita o número máximo de caracteres que podem ser digitados.</text:p>
      <text:p text:style-name="Heading_20_4">class EmailValidator: function EMAILValidator($field,$label='',$type = 'optional')</text:p>
      <text:p text:style-name="TextoMetodo">Valida a entrada do usuário com um email.</text:p>
      <text:p text:style-name="Heading_20_4">class CEPValidator: function CEPValidator($field,$label='',$type = 'optional')</text:p>
      <text:p text:style-name="TextoMetodo">Valida a entrada do usuário com um CEP.</text:p>
      <text:p text:style-name="Heading_20_4">class PHONEValidator: function PHONEValidator($field,$label='',$type = 'optional')</text:p>
      <text:p text:style-name="TextoMetodo">Valida a entrada do usuário com um telefone – (xx)xxx-xxxx</text:p>
      <text:p text:style-name="Heading_20_4">class TIMEValidator: function TIMEValidator($field,$label='',$type = 'optional')</text:p>
      <text:p text:style-name="TextoMetodo">Valida a entrada do usuário com uma hora – xx:xx</text:p>
      <text:p text:style-name="Heading_20_4">class CPFValidator: function CPFValidator($field,$label='',$type = 'optional')</text:p>
      <text:p text:style-name="TextoMetodo">Valida a entrada do usuário com um CPF.</text:p>
      <text:p text:style-name="Heading_20_4">class CNPJValidator: function CNPJValidator($field,$label='',$type = 'optional')</text:p>
      <text:p text:style-name="TextoMetodo">Valida a entrada do usuário com um CNPJ.</text:p>
      <text:p text:style-name="Heading_20_4">class DATEDMYValidator: function DATEDMYValidator($field,$label='',$type = 'optional')</text:p>
      <text:p text:style-name="TextoMetodo">Valida a entrada do usuário com uma data no formato dd/mm/aaaa.</text:p>
      <text:p text:style-name="Heading_20_4">class DATEYMDValidator: function DATEYMDValidator($field,$label='',$type = 'optional')</text:p>
      <text:p text:style-name="TextoMetodo">Valida a entrada do usuário com uma data no formato aaaa/mm/dd.</text:p>
      <text:p text:style-name="Heading_20_4">class CompareValidator: function CompareValidator($field,$label='', $operator, $value, $datatype='s', <text:s/>$type = 'optional')</text:p>
      <text:p text:style-name="TextoMetodo">Valida a entrada do usuário comparando com o valor fornecido em $value. $operator indica qual a operação de comparação (‘==’,’&gt;’,’&lt;’,’&gt;=’,’&lt;=’,’!=’). $datatype indica se o valor é string (‘s’) ou inteiro (‘i’).</text:p>
      <text:p text:style-name="Heading_20_4">class RangeValidator: function RangeValidator($field,$label='', $min, $max, $datatype='s', <text:s/>$type = 'optional')</text:p>
      <text:p text:style-name="TextoMetodo">Valida a entrada do usuário comparando-a com a faixa de valores estabelecida por $min e $max. $datatype indica se o valor é string (‘s’) ou inteiro (‘i’)</text:p>
      <text:p text:style-name="Heading_20_4">class RegExpValidator: function RegExpValidator($field,$label='', $regexp='', <text:s/>$type = 'optional')</text:p>
      <text:p text:style-name="TextoMetodo">Valida a entrada do usuário de acordo com uma expressão regular.</text:p>
      <text:h text:style-name="Heading_20_2" text:outline-level="2">Controles do usuário</text:h>
      <text:p text:style-name="Standard">--incluir--</text:p>
      <text:h text:style-name="Heading_20_2" text:outline-level="2">Styles</text:h>
      <text:p text:style-name="Standard">--incluir--</text:p>
      <text:h text:style-name="Heading_20_1" text:outline-level="1">Regras de negócio</text:h>
      <text:h text:style-name="Heading_20_2" text:outline-level="2">classe Business</text:h>
      <text:p text:style-name="Standard">Classe que serve de base para os objetos relativos às regras de negócios (diretório “classes” de cada módulo).</text:p>
      <text:p text:style-name="Heading_20_4">function CheckError($db)</text:p>
      <text:p text:style-name="TextoMetodo">Verifica ocorrência de erros no objeto Database $db e registra estes erros no objeto Business. Não apresenta nenhuma mensagem, apenas insere a informação que pode ser usada posteriormente.</text:p>
      <text:p text:style-name="P12">function GetErrors()</text:p>
      <text:p text:style-name="TextoMetodo">Retorna os erros associados ao objeto.</text:p>
      <text:p text:style-name="Heading_20_4">function AddError($err)</text:p>
      <text:p text:style-name="TextoMetodo">Adiciona um erro à lista de erros do objeto.</text:p>
      <text:p text:style-name="Heading_20_4">function GetDatabase($database=null)</text:p>
      <text:p text:style-name="TextoMetodo">Associa um objeto Database ao objeto Business.</text:p>
      <text:p text:style-name="Heading_20_4">function GetQuery($sql, $parameters=null, $maxrows=0)</text:p>
      <text:p text:style-name="Heading_20_4">function objQuery($sql, $parameters=null, $maxrows=0)</text:p>
      <text:p text:style-name="TextoMetodo">Obtém um objeto Query, como resultado da execução da consulta em $sql.</text:p>
      <text:p text:style-name="Heading_20_4">function Execute($sql, $parameters=null)</text:p>
      <text:p text:style-name="TextoMetodo">Executa o comando $sql.</text:p>
      <text:p text:style-name="P12">function GetAffectedRows()</text:p>
      <text:p text:style-name="TextoMetodo">Retorna o número de registro afetados pela execução do último comando.</text:p>
      <text:p text:style-name="Heading_20_4">function ExecuteBatch($cmds)</text:p>
      <text:p text:style-name="TextoMetodo">Executa uma seqüência de comando SQL, dentro de uma transação.</text:p>
      <text:p text:style-name="Heading_20_4">function objQueryRange($sql,&amp;$range)</text:p>
      <text:p text:style-name="TextoMetodo">Obtém um objeto Query, como resultado da execução da consulta em $sql.</text:p>
      <text:p text:style-name="Heading_20_4">function ExecuteSP($sql, $parameters=null)</text:p>
      <text:p text:style-name="TextoMetodo">Execura uma StoredProcedure (não implementado).</text:p>
      <text:p text:style-name="P12">function Log($operacao,$descricao)</text:p>
      <text:p text:style-name="TextoMetodo">Registra uma operação na tabela de Log do sistema.</text:p>
      <text:p text:style-name="P12">function BeginTransaction()</text:p>
      <text:p text:style-name="TextoMetodo">Coloca a conexão do banco de dados em estado de transação.</text:p>
      <text:p text:style-name="P12">function EndTransaction()</text:p>
      <text:p text:style-name="TextoMetodo">Encerra uma transação (com comit ou rollback).</text:p>
      <text:p text:style-name="Standard"/>
      <text:h text:style-name="Heading_20_1" text:outline-level="1">Acesso a Dados</text:h>
      <text:p text:style-name="Standard">No framework Miolo, o acesso às base de dados relacionais é encapsulado em uma camada de acesso a dados, o que permite uma grande independência do banco de dados usado. No framework são distintos os conceitos de:</text:p>
      <text:list text:style-name="WW8Num14">
        <text:list-item text:start-value="1">
          <text:p text:style-name="P28"><text:span text:style-name="T8">ResultSet:</text:span> corresponde a um array de linhas, retornado como resultado de uma query SQL. Cada linha corresponde a um registro e cada coluna corresponde a um campo. As colunas têm índice número a partir de 0, e são ordenadas de acordo com o comando SQL.</text:p>
        </text:list-item>
        <text:list-item>
          <text:p text:style-name="P28"><text:span text:style-name="T8">DataSet:</text:span> corresponde a uma instância da classe DataSet, usada internamente pela camada de acesso a dados, para encapsular o acesso a um ResultSet.</text:p>
        </text:list-item>
      </text:list>
      <text:h text:style-name="P10" text:outline-level="2">classe Database</text:h>
      <text:p text:style-name="Heading_20_4">function Database($conf,$system,$host,$db,$user,$pass)</text:p>
      <text:p text:style-name="TextoMetodo">Abre uma conexão com o banco de dados, criando uma instancia do objeto Connection correspondente àquele banco. Os parâmetros para a conexão são os descritos no arquivo de configuração miolo.conf.</text:p>
      <text:p text:style-name="P12">function Close()</text:p>
      <text:p text:style-name="TextoMetodo">Fecha a conexão com o banco de dados. <text:s text:c="3"/></text:p>
      <text:p text:style-name="P12">function GetError()</text:p>
      <text:p text:style-name="TextoMetodo">Obtém o primeiro erro da lista de erros da conexão, se existir. <text:s text:c="3"/></text:p>
      <text:p text:style-name="P12">function GetErrors()</text:p>
      <text:p text:style-name="TextoMetodo">Obtém a lista de erros relativa à conexão.</text:p>
      <text:p text:style-name="Heading_20_4">function StartTransaction()</text:p>
      <text:p text:style-name="P13">Inicia uma transação.</text:p>
      <text:p text:style-name="Heading_20_4">function CompleteTransaction()</text:p>
      <text:p text:style-name="TextoMetodo">Encerra uma transação com sucesso (comit).</text:p>
      <text:p text:style-name="P12">function FailTransaction()</text:p>
      <text:p text:style-name="TextoMetodo">Encerra uma transação com falha (rollback).</text:p>
      <text:p text:style-name="Heading_20_4">function Execute($sql)</text:p>
      <text:p text:style-name="TextoMetodo">Executa o comando $sql.</text:p>
      <text:p text:style-name="Heading_20_4">function ExecuteBatch($sql_array)</text:p>
      <text:p text:style-name="TextoMetodo">Executa os comandos SQL do array $sql_array (simula a execução de um script). Os comandos são executados dentro de uma transação.</text:p>
      <text:p text:style-name="Heading_20_4">function Count($sql)</text:p>
      <text:p text:style-name="TextoMetodo">Retorna o número de registros do resultado da execução de $sql.</text:p>
      <text:p text:style-name="Heading_20_4">function Query($sql,$maxrows=0)</text:p>
      <text:p text:style-name="TextoMetodo">Retorna o ResultSet correspondente à execução de $sql, com no máximo $maxrows linhas.</text:p>
      <text:p text:style-name="Heading_20_4">function GetQuery($sql,$maxrows=0)</text:p>
      <text:p text:style-name="Heading_20_4">function objQuery($sql,$maxrows=0)</text:p>
      <text:p text:style-name="TextoMetodo">Retorna um objeto Query, correspondente à execução do comando $sql.</text:p>
      <text:p text:style-name="Heading_20_4">function GetTable($tablename)</text:p>
      <text:p text:style-name="TextoMetodo">Retorna um objeto Query, com todos os registros e campos da tabela $tablename. Corresponde à execução de “select * from $tablename”.</text:p>
      <text:p text:style-name="Heading_20_4">function QueryRange($sql,&amp;$range)</text:p>
      <text:p text:style-name="TextoMetodo">Retorna o ResultSet correspondente à execução do comando $sql. $range é uma instância da classe QueryRange e delimita a faixa de registros retornados.</text:p>
      <text:p text:style-name="Heading_20_4">function GetQueryRange($sql,&amp;$range)</text:p>
      <text:p text:style-name="Heading_20_4">function objQueryRange($sql,&amp;$range)</text:p>
      <text:p text:style-name="TextoMetodo">Retorna o objeto Query correspondente à execução do comando $sql. $range é uma instância da classe QueryRange e delimita a faixa de registros retornados.</text:p>
      <text:p text:style-name="Heading_20_4">function QueryChunk($sql, $maxrows, $offset, &amp;$total)</text:p>
      <text:p text:style-name="TextoMetodo">Retorna o objeto Query correspondente à execução do comando $sql. $maxrows indica o máximo de registros a serem retornados, $offset indica o deslocamento a partir do início da tabela e $total retorna o efetivo número de registros do resultado.</text:p>
      <text:p text:style-name="Heading_20_4">function ExecProc($sql, $aParams=null)</text:p>
      <text:p text:style-name="TextoMetodo">Executa uma StoredProcedure (não implementado).</text:p>
      <text:p text:style-name="Heading_20_4">function Assert($info=false)</text:p>
      <text:p text:style-name="TextoMetodo">Interrompe a execução do script caso haja um erro no acesso ao banco de dados.</text:p>
      <text:p text:style-name="P12">function GetAffectedRows()</text:p>
      <text:p text:style-name="TextoMetodo">Retorna o número de registros afetados pela execução de um comando SQL.</text:p>
      <text:p text:style-name="Heading_20_4">function CharToTimestamp($timestamp)</text:p>
      <text:p text:style-name="TextoMetodo">Faz a conversão do tipo char para timestamp (dependente do banco de dados).</text:p>
      <text:p text:style-name="Heading_20_4">function CharToDate($date)</text:p>
      <text:p text:style-name="TextoMetodo">Faz a conversão do tipo char para date (dependente do banco de dados).</text:p>
      <text:p text:style-name="Heading_20_4">function TimestampToChar($timestamp)</text:p>
      <text:p text:style-name="TextoMetodo">Faz a conversão do tipo timestamp para char (dependente do banco de dados).</text:p>
      <text:p text:style-name="Heading_20_4">function DateToChar($date)</text:p>
      <text:p text:style-name="TextoMetodo">Faz a conversão do tipo date para char (dependente do banco de dados).</text:p>
      <text:h text:style-name="Heading_20_2" text:outline-level="2">classe Connection</text:h>
      <text:p text:style-name="Standard">A classe Connection é usada internamente pela camada de acesso a dados, definindo métodos abstratos que são implementados pelas classes *_connection (de cada banco de dados específico).</text:p>
      <text:h text:style-name="Heading_20_2" text:outline-level="2">classe Dataset</text:h>
      <text:p text:style-name="Standard">A classe Dataset é usada internamente pela camada de acesso a dados, definindo métodos para acesso aos ResultSet originados pela execução de consultas SQL. As consultas são realizadas através de objetos da classe Query (que estende a classe Dataset). Os métodos descritos aqui são acessados através de um objeto Query, retornado por um método da classe Database. É usado o conceito de “ponteiro” para indicar a posição do ResultSet está sendo acessada em determinado momento e de “registro corrente” a linha indica pelo “ponteiro”.</text:p>
      <text:p text:style-name="Standard"/>
      <text:p text:style-name="P12">function MovePrev()</text:p>
      <text:p text:style-name="TextoMetodo">Move o ponteiro para o registro anterior ao corrente (ou BOF).</text:p>
      <text:p text:style-name="P12">function MoveNext()</text:p>
      <text:p text:style-name="TextoMetodo">Move o ponteiro para o registro seguinte ao corrente (ou EOF).</text:p>
      <text:p text:style-name="P12">function MoveFirst()</text:p>
      <text:p text:style-name="TextoMetodo">Move o ponteiro para o primeiro registro do ResultSet.</text:p>
      <text:p text:style-name="P12">function MoveLast()</text:p>
      <text:p text:style-name="TextoMetodo">Move o ponteiro para o último registro do ResultSet.</text:p>
      <text:p text:style-name="Heading_20_4">function MoveTo($row)</text:p>
      <text:p text:style-name="TextoMetodo">Move o ponteiro para o registro $row do ResultSet.</text:p>
      <text:p text:style-name="P12">function GetRowCount()</text:p>
      <text:p text:style-name="TextoMetodo">Retorna quantas linhas o ResultSet possui.</text:p>
      <text:p text:style-name="P12">function GetColumnCount()</text:p>
      <text:p text:style-name="TextoMetodo">Retorna quantas colunas o ResultSet possui.</text:p>
      <text:p text:style-name="Heading_20_4">function GetColumnName($col)</text:p>
      <text:p text:style-name="TextoMetodo">Retorna o nome do campo corresponte à coluna $col.</text:p>
      <text:p text:style-name="Heading_20_4">function GetColumnPos($colname)</text:p>
      <text:p text:style-name="TextoMetodo">Retorna a posição da coluna correspondente ao campo $colname.</text:p>
      <text:p text:style-name="Heading_20_4">function GetValue($col)</text:p>
      <text:p text:style-name="TextoMetodo">Retorna o conteúdo do campo $col no registro corrente.</text:p>
      <text:p text:style-name="Heading_20_4">function Fields($field)</text:p>
      <text:p text:style-name="TextoMetodo">Retorna o conteúdo do campo $field no registro corrente.</text:p>
      <text:p text:style-name="P12">function GetRowValues()</text:p>
      <text:p text:style-name="TextoMetodo">Retorna a linha correspondente ao registro corrente, como um array com índices numéricos.</text:p>
      <text:p text:style-name="P12">function GetFieldValues()</text:p>
      <text:p text:style-name="TextoMetodo">Retorna a linha correspondente ao registro corrente, como um array com índices alfabéticos (nome dos campos).</text:p>
      <text:p text:style-name="P12">function eof()</text:p>
      <text:p text:style-name="TextoMetodo">Indica se foi alcançado o fim do ResultSet.</text:p>
      <text:p text:style-name="P12">function bof()</text:p>
      <text:p text:style-name="TextoMetodo">Indica se foi alcançado o início do ResultSet.</text:p>
      <text:p text:style-name="Heading_20_4">function chunkResult($key=0, $value=1, $showKeyValue=true)</text:p>
      <text:p text:style-name="TextoMetodo">Faz a compactação do ResultSet em um array associativo, cujos índices são determinados pelos valores da coluna $key e cujos valores são determinados pelos valores da coluna $value. $showKeyValue indica de o valor do índice será exibido no conteúdo do array.</text:p>
      <text:p text:style-name="Heading_20_4">function chunkResultMany($key, $values, $type='S', $separator='')</text:p>
      <text:p text:style-name="TextoMetodo">Faz a compactação do ResultSet em um array associativo, cujos índices são determinados pelos valores da coluna $key. $values é um array indicando quais colunas serão agregadas. $type determina se os valores serão agrupados como strings ($type=’S’), separados por $separator, ou se serão colocados em um array.</text:p>
      <text:p text:style-name="Heading_20_4">function treeResult($group, $node)</text:p>
      <text:p text:style-name="TextoMetodo">Cria uma estrutura em árvore, baseada em um array associativo. $group indica quais campos devem ser agrupados, e $node indica quais campos formarão o valor do nó.</text:p>
      <text:h text:style-name="Heading_20_2" text:outline-level="2">classe Query</text:h>
      <text:p text:style-name="Standard">A classe Query encapsula os métodos para a execução de consultas ao banco de dados. Esta classe define alguns métodos abstratos que são implementados pelas classes *_query para cada banco de dados específico. Os métodos de acesso ao ResultSet são herdados da classe Dataset.</text:p>
      <text:p text:style-name="Standard"/>
      <text:p text:style-name="P12">function _query()</text:p>
      <text:p text:style-name="TextoMetodo">Método abstrato. Realiza efetivamente o acesso ao banco de dados.</text:p>
      <text:p text:style-name="P29">function _error()</text:p>
      <text:p text:style-name="TextoMetodo"><text:span text:style-name="T9">Método abstrato. </text:span>Indica se houve algum erro no acesso ao banco de dados.</text:p>
      <text:p text:style-name="P12">function _close()</text:p>
      <text:p text:style-name="TextoMetodo">Método abstrato. Libera os recursos usados na consulta.</text:p>
      <text:p text:style-name="P12">function _setmetadata()</text:p>
      <text:p text:style-name="TextoMetodo">Método abstrato. Obtém metadados (p.ex. nome e tipo dos campos).</text:p>
      <text:p text:style-name="P12">function GetError()</text:p>
      <text:p text:style-name="TextoMetodo">Retorna o erro encontrado na consulta, se houver.</text:p>
      <text:p text:style-name="Heading_20_4">function Open($maxrows=null, $offset=null)</text:p>
      <text:p text:style-name="TextoMetodo">Executa a consulta, retornando no máximo $maxrows a partir do registro $offset.</text:p>
      <text:p text:style-name="P12">function Close()</text:p>
      <text:p text:style-name="TextoMetodo">Libera os recusos usados na consulta.</text:p>
      <text:p text:style-name="Heading_20_4">function SetConnection(&amp;$c)</text:p>
      <text:p text:style-name="TextoMetodo">Indica qual conexão será usada para consulta. $c é um objeto Connection.</text:p>
      <text:p text:style-name="Heading_20_4">function SetSQL($sql)</text:p>
      <text:p text:style-name="TextoMetodo">Indica o comando SQL correspondente à consulta.</text:p>
      <text:p text:style-name="Heading_20_4">function SetOrder($order)</text:p>
      <text:p text:style-name="TextoMetodo">Acrescenta a cláusula “order by” ao comando SQL.</text:p>
      <text:p text:style-name="Heading_20_4">function SetFilter($filter)</text:p>
      <text:p text:style-name="TextoMetodo">Acrescenta a cláusula “where” ao comando SQL.</text:p>
      <text:p text:style-name="Heading_20_4">function GetCSV($filename = '')</text:p>
      <text:p text:style-name="TextoMetodo">Converte o ResultSet para o formato CSV.</text:p>
      <text:h text:style-name="Heading_20_2" text:outline-level="2">classe Sql</text:h>
      <text:p text:style-name="Standard">A classe Sql é usada para encapsular um comando SQL, com seus respectivos parâmetros. No comando SQL o uso de parâmetros é indicado pelo caracter “?”. Antes da execução do comando, os parâmetros devem ser substituídos por seus valores atuais.</text:p>
      <text:p text:style-name="Heading_20_4">function sql($columns='',$tables='',$where='',$orderBy='',$groupBy='',$having='')</text:p>
      <text:p text:style-name="Standard">Instancia um objeto Sql. Cada um dos parâmetros, quando fornecido, é usado na construção do comando SQL.</text:p>
      <text:p text:style-name="Heading_20_4">function Prepare($parameters)</text:p>
      <text:p text:style-name="Standard">Faz a substituição dos parâmetros formais pelos valores dos parâmetros atuais.</text:p>
      <text:p text:style-name="Heading_20_4">function Insert($parameters=null)</text:p>
      <text:p text:style-name="Standard">Gera uma instrução SQL INSERT, fazendo a substituição dos parâmetros formais pelos valores dos parâmetros atuais, se necessário.</text:p>
      <text:p text:style-name="Heading_20_4">function Delete($parameters=null)</text:p>
      <text:p text:style-name="Standard">Gera uma instrução SQL DELETE, fazendo a substituição dos parâmetros formais pelos valores dos parâmetros atuais, se necessário.</text:p>
      <text:p text:style-name="Heading_20_4">function Update($parameters=null)</text:p>
      <text:p text:style-name="Standard">Gera uma instrução SQL UPDATE, fazendo a substituição dos parâmetros formais pelos valores dos parâmetros atuais, se necessário.</text:p>
      <text:p text:style-name="Heading_20_4">function Select($parameters=null)</text:p>
      <text:p text:style-name="Standard">Gera uma instrução SQL SELECT, fazendo a substituição dos parâmetros formais pelos valores dos parâmetros atuais, se necessário.</text:p>
      <text:p text:style-name="P12">function Clear()</text:p>
      <text:p text:style-name="Standard">Remove o conteúdo dos atributos, inicializando o objeto.</text:p>
      <text:p text:style-name="Heading_20_4">function SetParameters($parameters)</text:p>
      <text:p text:style-name="Standard">Indica o atributo parameters.</text:p>
      <text:p text:style-name="Heading_20_4">function CreateFrom($sqltext)</text:p>
      <text:p text:style-name="Standard">Estabelece os atributos do objeto com base um comando SQL SELECT.</text:p>
      <text:h text:style-name="P10" text:outline-level="2">classe QueryRange</text:h>
      <text:p text:style-name="Heading_20_4">function QueryRange($page,$rows,$total=0)</text:p>
      <text:p text:style-name="Standard">Instancia um objeto QueryRange, onde $page é o número da página, $rows é a quantidade de linhas por página e $total é quantidade efetiva de linha na página.</text:p>
      <text:p text:style-name="Standard"/>
      <text:h text:style-name="Heading_20_1" text:outline-level="1">Segurança</text:h>
      <text:h text:style-name="Heading_20_2" text:outline-level="2">class Login</text:h>
      <text:p text:style-name="Standard">Mantém as informações sobre o usário logado no sistema:</text:p>
      <text:p text:style-name="TextoMetodo">$id: login (armazenado no banco de dados)</text:p>
      <text:p text:style-name="TextoMetodo">$time: data/hora que o usuário logou</text:p>
      <text:p text:style-name="TextoMetodo">$user: nome completo do usuário</text:p>
      <text:p text:style-name="P13">$userData: array com dados associados ao módulo</text:p>
      <text:p text:style-name="P13">$idkey: “login id” no banco de dados</text:p>
      <text:p text:style-name="TextoMetodo">$idsetor: setor do usuário </text:p>
      <text:p text:style-name="TextoMetodo">$isAdmin: direitos de Administrador (true/false)</text:p>
      <text:p text:style-name="TextoMetodo">$idsessao: “session id” do PHP</text:p>
      <text:p text:style-name="TextoMetodo">$rights: array com os direitos de acesso</text:p>
      <text:p text:style-name="TextoMetodo">$groups: array com os grupos aos quais o usuário pertence</text:p>
      <text:p text:style-name="TextoMetodo">$idpessoa: id relativo à tabela Pessoa do banco de dados</text:p>
      <text:h text:style-name="Heading_20_2" text:outline-level="2">classe Auth</text:h>
      <text:p text:style-name="Standard">Implementa os métodos de autenticação do usuário e mantém o objeto Login correspondente. </text:p>
      <text:p text:style-name="Heading_20_4">function CheckLogin()</text:p>
      <text:p text:style-name="TextoMetodo">Determina se há algum usuário logado. Retorna true se houver ou se o sistema não exige login e faz o login automático dependendo da configuração em miolo.conf.</text:p>
      <text:p text:style-name="Heading_20_4">function Authenticate($user,$pass)</text:p>
      <text:p text:style-name="TextoMetodo">Autentica o usuário e cria os objetos Login e Sessão correspondentes. Retorna o objeto Login, em caso de sucesso, ou null caso ocorra falha na autenticação.</text:p>
      <text:p text:style-name="Heading_20_4">function AuthenticateMD5($user,$challenge, $response)</text:p>
      <text:p text:style-name="TextoMetodo">Realiza a autenticação com MD5.</text:p>
      <text:p text:style-name="Heading_20_4">function &amp; GetLogin()</text:p>
      <text:p text:style-name="TextoMetodo">Retorna o objeto Login em uso.</text:p>
      <text:p text:style-name="Heading_20_4">function SetLogin($login)</text:p>
      <text:p text:style-name="TextoMetodo">Atribui o objeto Login.</text:p>
      <text:p text:style-name="Heading_20_4">function IsLogged()</text:p>
      <text:p text:style-name="TextoMetodo">Determina se há um usuário logado.</text:p>
      <text:p text:style-name="Heading_20_4">function Logout($forced='')</text:p>
      <text:p text:style-name="TextoMetodo">Registra o fim da sessão, destrói o objeto session e atribui null para o objeto Login.</text:p>
      <text:h text:style-name="Heading_20_2" text:outline-level="2">classe Perms</text:h>
      <text:p text:style-name="Standard">Implementa os métodos para verificação de direitos de acesso às transações do sistema. Os seguintes direitos estão definidos:</text:p>
      <text:p text:style-name="TextoMetodo">A_ACCESS/A_QUERY : permite o acesso de leitura/consulta</text:p>
      <text:p text:style-name="TextoMetodo">A_INSERT : permite inserções de registros nas tabelas</text:p>
      <text:p text:style-name="TextoMetodo">A_DELETE : permite remoções de registros</text:p>
      <text:p text:style-name="TextoMetodo">A_UPDATE : permite atualizações de registros</text:p>
      <text:p text:style-name="TextoMetodo">A_EXECUTE : permite inserção/remoção/atualização de regidtros'</text:p>
      <text:p text:style-name="TextoMetodo">A_SYSTEM/A_ADMIN: direitos de Admnistrador</text:p>
      <text:p text:style-name="TextoMetodo"/>
      <text:p text:style-name="Heading_20_4">function CheckAccess($trans, $access, $deny=false)</text:p>
      <text:p text:style-name="TextoMetodo">Verifica se o usuário corrente (objeto Login) tem o direito $access na transação $trans. $deny determina se a execução do script deve ser interrompida ou não.</text:p>
      <text:p text:style-name="Heading_20_4">function GetRights($trans, $loginid)</text:p>
      <text:p text:style-name="TextoMetodo">Retorna o direito de acesso do usuário $loginid na transação $trans.</text:p>
      <text:p text:style-name="Heading_20_4">function GetTransactionRights($loginid)</text:p>
      <text:p text:style-name="TextoMetodo">Retorna um array (transação, direito) com os direitos de acesso do usuário $loginid em cada transação.</text:p>
      <text:p text:style-name="Heading_20_4">function GetGroups($loginid)</text:p>
      <text:p text:style-name="TextoMetodo">Retorna um array com os grupos aos quais o usuário $loginid pertence.</text:p>
      <text:p text:style-name="Heading_20_4">function isMemberOf($login, $group)</text:p>
      <text:p text:style-name="TextoMetodo">Determina se o usuário $login pertence ao grupo $group.</text:p>
      <text:p text:style-name="Heading_20_4">function GetUsersAllowed($trans, $action)</text:p>
      <text:p text:style-name="TextoMetodo">Retorna um array com os usuários que têm o direito $action na transação $trans.</text:p>
      <text:p text:style-name="Heading_20_4">function GetGroupsAllowed($trans, $action)</text:p>
      <text:p text:style-name="TextoMetodo">Retorna um array com os grupos que têm o direito $action na transação $trans.</text:p>
      <text:p text:style-name="P12">function isAdmin()</text:p>
      <text:p text:style-name="TextoMetodo">Determina se o usuário corrente tem direito de Administrador. </text:p>
      <text:p text:style-name="Standard"/>
      <text:h text:style-name="Heading_20_1" text:outline-level="1" text:is-list-header="true"/>
      <text:p text:style-name="P30"/>
      <text:p text:style-name="P31"/>
      <text:p text:style-name="P31"/>
      <text:p text:style-name="P31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ahoma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212cm" fo:margin-bottom="0.106cm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start" style:justify-single-word="false" fo:keep-with-next="always"/>
      <style:text-properties style:font-name="Arial" fo:font-size="11pt" fo:language="en" fo:country="US" fo:font-weight="bold" style:font-size-asian="11pt" style:font-weight-asian="bold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"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/>
    </style:style>
    <style:style style:name="List" style:family="paragraph" style:parent-style-name="Standard" style:list-style-name="WW8StyleNum" style:class="list">
      <style:paragraph-properties fo:margin-left="1.75cm" fo:margin-right="0cm" fo:text-align="justify" style:justify-single-word="false" fo:text-indent="-0.499cm" style:auto-text-indent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ahoma"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next-style-name="Standard" style:class="extra">
      <style:paragraph-properties fo:margin-left="0cm" fo:margin-right="0cm" fo:margin-top="0.212cm" fo:margin-bottom="0.212cm" fo:text-align="justify" style:justify-single-word="false" fo:text-indent="1.251cm" style:auto-text-indent="false"/>
      <style:text-properties style:font-name="Arial" fo:font-size="10pt" style:font-size-asian="10pt" style:font-size-complex="10pt"/>
    </style:style>
    <style:style style:name="Footnote" style:family="paragraph" style:parent-style-name="Standard" style:class="extra">
      <style:paragraph-properties fo:margin-left="0cm" fo:margin-right="0cm" fo:text-indent="1.251cm" style:auto-text-indent="false"/>
      <style:text-properties style:font-name="Times New Roman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635cm"/>
          <style:tab-stop style:position="17.985cm" style:type="right" style:leader-style="dotted" style:leader-text="."/>
        </style:tab-stops>
      </style:paragraph-properties>
      <style:text-properties fo:language="pt" fo:country="BR" style:language-asian="pt" style:country-asian="BR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Normal_20__28_Web_29_" style:display-name="WW-Normal (Web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metodo" style:family="paragraph" style:parent-style-name="Heading_20_3">
      <style:text-properties style:font-name="Courier New" fo:font-size="12pt" style:font-size-asian="12pt" style:font-name-complex="Courier New"/>
    </style:style>
    <style:style style:name="TextoClasse" style:family="paragraph" style:parent-style-name="WW-Normal_20__28_Web_29_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TextMetodo" style:family="paragraph" style:parent-style-name="WW-Normal_20__28_Web_29_">
      <style:paragraph-properties fo:margin-left="1.249cm" fo:margin-right="0cm" fo:text-align="justify" style:justify-single-word="false" fo:text-indent="0cm" style:auto-text-indent="false"/>
      <style:text-properties fo:color="#000000" style:font-name="Arial" fo:font-size="10pt" style:font-size-asian="10pt" style:font-name-complex="Arial"/>
    </style:style>
    <style:style style:name="TextCode" style:family="paragraph" style:parent-style-name="TextMetodo">
      <style:paragraph-properties fo:margin-left="1.251cm" fo:margin-right="0cm" fo:margin-top="0.212cm" fo:margin-bottom="0cm" fo:text-indent="0cm" style:auto-text-indent="false"/>
      <style:text-properties style:font-name="Courier New" fo:font-size="9pt" fo:language="en" fo:country="US" style:font-size-asian="9pt" style:font-name-complex="Courier New"/>
    </style:style>
    <style:style style:name="bibliografia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Blockquote" style:family="paragraph" style:parent-style-name="Standard">
      <style:paragraph-properties fo:margin-left="0.635cm" fo:margin-right="0.635cm" fo:margin-top="0.176cm" fo:margin-bottom="0.176cm" fo:text-align="justify" style:justify-single-word="false" fo:text-indent="0cm" style:auto-text-indent="false"/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0pt" style:font-size-asian="10pt" style:font-size-complex="10pt"/>
    </style:style>
    <style:style style:name="Comando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 style:font-size-complex="10pt"/>
    </style:style>
    <style:style style:name="Itens" style:family="paragraph" style:parent-style-name="Standard" style:list-style-name="WW8Num14">
      <style:paragraph-properties fo:margin-left="0.866cm" fo:margin-right="0cm" fo:text-align="justify" style:justify-single-word="false" fo:text-indent="0cm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Itensa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ahoma" fo:font-size="10pt" style:font-size-asian="10pt" style:font-size-complex="10pt"/>
    </style:style>
    <style:style style:name="Texto_20_3" style:display-name="Texto 3" style:family="paragraph" style:parent-style-name="Standard" style:list-style-name="WW8Num13">
      <style:paragraph-properties fo:margin-left="2.866cm" fo:margin-right="0cm" fo:text-indent="0cm" style:auto-text-indent="false">
        <style:tab-stops/>
      </style:paragraph-properties>
      <style:text-properties style:font-name="Arial"/>
    </style:style>
    <style:style style:name="Texto_20_4" style:display-name="Texto 4" style:family="paragraph" style:parent-style-name="Standard" style:list-style-name="WW8Num7">
      <style:paragraph-properties fo:margin-left="3.501cm" fo:margin-right="0cm" fo:text-indent="0cm" style:auto-text-indent="false"/>
      <style:text-properties style:font-name="Arial"/>
    </style:style>
    <style:style style:name="Texto_20_5" style:display-name="Texto 5" style:family="paragraph" style:parent-style-name="Texto_20_4" style:list-style-name="WW8Num8">
      <style:paragraph-properties fo:margin-left="4.001cm" fo:margin-right="0cm" fo:text-indent="0cm" style:auto-text-indent="false"/>
    </style:style>
    <style:style style:name="Conf" style:family="paragraph" style:parent-style-name="Comando">
      <style:paragraph-properties fo:margin-left="1.251cm" fo:margin-right="0cm" fo:margin-top="0cm" fo:margin-bottom="0.212cm" fo:text-indent="0.25cm" style:auto-text-indent="false"/>
    </style:style>
    <style:style style:name="TextoMetodo" style:family="paragraph" style:parent-style-name="Standard">
      <style:paragraph-properties fo:margin-left="1.249cm" fo:margin-right="0cm" fo:text-indent="0cm" style:auto-text-indent="false"/>
    </style:style>
    <style:style style:name="Footnote_20_Symbol" style:display-name="Footnote Symbol" style:family="text" style:parent-style-name="WW-Fonte_20_parág._20_padrão">
      <style:text-properties style:text-position="super 58%"/>
    </style:style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Fonte_20_parág._20_padrão">
      <style:text-properties fo:font-style="italic" style:font-style-asian="italic"/>
    </style:style>
    <style:style style:name="Strong_20_Emphasis" style:display-name="Strong Emphasis" style:family="text" style:parent-style-name="WW-Fonte_20_parág._20_padrão">
      <style:text-properties fo:font-weight="bold" style:font-weight-asian="bold"/>
    </style:style>
    <style:style style:name="WW8Num5z0" style:family="text">
      <style:text-properties style:font-name="Arial" style:font-name-asian="Arial Unicode MS" style:font-name-complex="Aria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7z0" style:family="text">
      <style:text-properties style:font-name="Times New Roman"/>
    </style:style>
    <style:style style:name="WW8Num8z0" style:family="text">
      <style:text-properties style:font-name="Times New Roman"/>
    </style:style>
    <style:style style:name="WW8Num9z0" style:family="text">
      <style:text-properties style:font-name="Times" style:font-name-asian="Arial Unicode MS" style:font-name-complex="Arial Unicode MS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Times New Roman"/>
    </style:style>
    <style:style style:name="WW8Num14z0" style:family="text">
      <style:text-properties style:font-name="Wingdings"/>
    </style:style>
    <style:style style:name="WW8NumSt16z0" style:family="text">
      <style:text-properties style:font-name="Times"/>
    </style:style>
    <style:style style:name="WW8NumSt18z0" style:family="text">
      <style:text-properties style:font-name="Tms Rmn"/>
    </style:style>
    <style:style style:name="WW-Fonte_20_parág._20_padrão" style:display-name="WW-Fonte parág. padrão" style:family="text"/>
    <style:style style:name="HTML_20_Markup" style:display-name="HTML Markup" style:family="text">
      <style:text-properties fo:color="#ff000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suffix="." style:num-format="1">
        <style:list-level-properties text:min-label-width="4.247cm"/>
      </text:outline-level-style>
      <text:outline-level-style text:level="6" style:num-suffix="." style:num-format="1" text:display-levels="2">
        <style:list-level-properties text:min-label-width="5.496cm"/>
      </text:outline-level-style>
      <text:outline-level-style text:level="7" style:num-suffix="." style:num-format="1" text:display-levels="3">
        <style:list-level-properties text:min-label-width="6.745cm"/>
      </text:outline-level-style>
      <text:outline-level-style text:level="8" style:num-suffix="." style:num-format="1" text:display-levels="4">
        <style:list-level-properties text:min-label-width="7.994cm"/>
      </text:outline-level-style>
      <text:outline-level-style text:level="9" style:num-suffix="." style:num-format="1" text:display-levels="5">
        <style:list-level-properties text:min-label-width="9.243cm"/>
      </text:outline-level-style>
      <text:outline-level-style text:level="10" style:num-format=""/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501cm" text:min-label-width="1cm"/>
      </text:list-level-style-number>
      <text:list-level-style-number text:level="3" style:num-suffix="." style:num-format="1" text:display-levels="3">
        <style:list-level-properties text:space-before="1.501cm" text:min-label-width="1.27cm"/>
      </text:list-level-style-number>
      <text:list-level-style-number text:level="4" style:num-suffix=")" style:num-format="a" style:num-letter-sync="true">
        <style:list-level-properties text:space-before="2.501cm" text:min-label-width="1cm"/>
      </text:list-level-style-number>
      <text:list-level-style-number text:level="5" style:num-suffix="." style:num-format="1">
        <style:list-level-properties text:min-label-width="4.247cm"/>
      </text:list-level-style-number>
      <text:list-level-style-number text:level="6" style:num-suffix="." style:num-format="1" text:display-levels="2">
        <style:list-level-properties text:min-label-width="5.496cm"/>
      </text:list-level-style-number>
      <text:list-level-style-number text:level="7" style:num-suffix="." style:num-format="1" text:display-levels="3">
        <style:list-level-properties text:min-label-width="6.745cm"/>
      </text:list-level-style-number>
      <text:list-level-style-number text:level="8" style:num-suffix="." style:num-format="1" text:display-levels="4">
        <style:list-level-properties text:min-label-width="7.994cm"/>
      </text:list-level-style-number>
      <text:list-level-style-number text:level="9" style:num-suffix="." style:num-format="1" text:display-levels="5">
        <style:list-level-properties text:min-label-width="9.24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12cm" text:min-label-width="0.635cm"/>
      </text:list-level-style-number>
      <text:list-level-style-number text:level="2" style:num-suffix="." style:num-format="a" style:num-letter-sync="true">
        <style:list-level-properties text:space-before="1.482cm" text:min-label-width="0.635cm"/>
      </text:list-level-style-number>
      <text:list-level-style-number text:level="3" style:num-suffix="." style:num-format="i">
        <style:list-level-properties text:min-label-width="3.387cm" text:min-label-distance="0.318cm" fo:text-align="end"/>
      </text:list-level-style-number>
      <text:list-level-style-number text:level="4" style:num-suffix="." style:num-format="1">
        <style:list-level-properties text:space-before="4.022cm" text:min-label-width="0.635cm"/>
      </text:list-level-style-number>
      <text:list-level-style-number text:level="5" style:num-suffix="." style:num-format="a" style:num-letter-sync="true">
        <style:list-level-properties text:space-before="5.292cm" text:min-label-width="0.635cm"/>
      </text:list-level-style-number>
      <text:list-level-style-number text:level="6" style:num-suffix="." style:num-format="i">
        <style:list-level-properties text:min-label-width="7.197cm" text:min-label-distance="0.318cm" fo:text-align="end"/>
      </text:list-level-style-number>
      <text:list-level-style-number text:level="7" style:num-suffix="." style:num-format="1">
        <style:list-level-properties text:space-before="7.832cm" text:min-label-width="0.635cm"/>
      </text:list-level-style-number>
      <text:list-level-style-number text:level="8" style:num-suffix="." style:num-format="a" style:num-letter-sync="true">
        <style:list-level-properties text:space-before="9.102cm" text:min-label-width="0.635cm"/>
      </text:list-level-style-number>
      <text:list-level-style-number text:level="9" style:num-suffix="." style:num-format="i">
        <style:list-level-properties text:min-label-width="11.00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space-before="0.106cm" text:min-label-width="0.635cm"/>
        <style:text-properties style:font-name="Arial"/>
      </text:list-level-style-bullet>
      <text:list-level-style-bullet text:level="2" text:style-name="WW8Num5z1" style:num-suffix="." text:bullet-char="o">
        <style:list-level-properties text:space-before="1.376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2.646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3.916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186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456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7.726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8.996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26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▪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▪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space-before="0.635cm" text:min-label-width="0.635cm"/>
        <style:text-properties style:font-name="Time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space-before="3.133cm" text:min-label-width="0.635cm"/>
        <style:text-properties style:font-name="Wingdings"/>
      </text:list-level-style-bullet>
      <text:list-level-style-bullet text:level="2" text:style-name="WW8Num10z1" style:num-suffix=".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0z0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0z0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0z0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▪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cm" fo:margin-bottom="2.27cm" fo:margin-left="2cm" fo:margin-right="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MINI-TUTORIAL MIOLO</dc:title>
    <meta:initial-creator>--</meta:initial-creator>
    <meta:creation-date>2005-01-13T19:22:00</meta:creation-date>
    <dc:date>2007-01-11T17:12:26</dc:date>
    <dc:language>pt-BR</dc:language>
    <meta:editing-cycles>4</meta:editing-cycles>
    <meta:editing-duration>PT9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5" meta:paragraph-count="952" meta:word-count="8463" meta:character-count="55305"/>
  </office:meta>
</office:document-meta>
</file>